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499cm" style:contextual-spacing="false" fo:line-height="100%"/>
      <style:text-properties style:font-name="Liberation Sans" fo:font-size="11pt" style:font-size-asian="11pt" style:font-size-complex="11pt"/>
    </style:style>
    <style:style style:name="P2" style:family="paragraph" style:parent-style-name="Heading_20_1">
      <style:paragraph-properties fo:line-height="100%"/>
      <style:text-properties style:font-name="Liberation Sans" fo:font-size="11pt" style:font-size-asian="11pt" style:font-size-complex="11pt"/>
    </style:style>
    <style:style style:name="P3" style:family="paragraph" style:parent-style-name="Heading_20_1">
      <style:paragraph-properties fo:line-height="100%"/>
      <style:text-properties style:font-name="Liberation Sans" fo:font-size="14pt" style:font-size-asian="14pt" style:font-size-complex="14pt"/>
    </style:style>
    <style:style style:name="P4" style:family="paragraph" style:parent-style-name="Heading_20_1">
      <style:paragraph-properties fo:line-height="100%"/>
    </style:style>
    <style:style style:name="P5" style:family="paragraph" style:parent-style-name="Heading_20_1">
      <style:paragraph-properties fo:margin-top="0cm" fo:margin-bottom="0.499cm" style:contextual-spacing="false" fo:line-height="100%"/>
    </style:style>
    <style:style style:name="P6" style:family="paragraph" style:parent-style-name="Heading_20_2">
      <style:paragraph-properties fo:line-height="100%"/>
      <style:text-properties fo:font-size="11pt" style:font-size-asian="11pt" style:font-size-complex="11pt"/>
    </style:style>
    <style:style style:name="P7" style:family="paragraph" style:parent-style-name="Heading_20_2">
      <style:paragraph-properties fo:margin-top="0cm" fo:margin-bottom="0.499cm" style:contextual-spacing="false" fo:line-height="100%"/>
      <style:text-properties style:font-name="Liberation Sans" fo:font-size="11pt" style:font-size-asian="11pt" style:font-size-complex="11pt"/>
    </style:style>
    <style:style style:name="P8" style:family="paragraph" style:parent-style-name="Heading_20_2">
      <style:paragraph-properties fo:line-height="100%"/>
      <style:text-properties style:font-name="Liberation Sans" fo:font-size="11pt" style:font-size-asian="11pt" style:font-size-complex="11pt"/>
    </style:style>
    <style:style style:name="P9" style:family="paragraph" style:parent-style-name="Heading_20_2">
      <style:paragraph-properties fo:line-height="100%"/>
    </style:style>
    <style:style style:name="P10" style:family="paragraph" style:parent-style-name="Heading_20_2">
      <style:paragraph-properties fo:margin-top="0cm" fo:margin-bottom="0.499cm" style:contextual-spacing="false" fo:line-height="100%"/>
    </style:style>
    <style:style style:name="P11" style:family="paragraph" style:parent-style-name="Heading_20_3">
      <style:paragraph-properties fo:line-height="100%"/>
      <style:text-properties style:font-name="Liberation Sans" fo:font-size="11pt" style:font-size-asian="11pt" style:font-size-complex="11pt"/>
    </style:style>
    <style:style style:name="P12" style:family="paragraph" style:parent-style-name="Heading_20_3">
      <style:paragraph-properties fo:margin-top="0cm" fo:margin-bottom="0.499cm" style:contextual-spacing="false" fo:line-height="100%"/>
      <style:text-properties style:font-name="Liberation Sans" fo:font-size="11pt" style:font-size-asian="11pt" style:font-size-complex="11pt"/>
    </style:style>
    <style:style style:name="P13" style:family="paragraph" style:parent-style-name="Heading_20_3">
      <style:paragraph-properties fo:margin-top="0cm" fo:margin-bottom="0.499cm" style:contextual-spacing="false" fo:line-height="100%"/>
    </style:style>
    <style:style style:name="P14" style:family="paragraph" style:parent-style-name="Heading_20_3">
      <style:paragraph-properties fo:line-height="100%"/>
    </style:style>
    <style:style style:name="P15" style:family="paragraph" style:parent-style-name="Horizontal_20_Line">
      <style:paragraph-properties fo:line-height="100%"/>
      <style:text-properties style:font-name="Liberation Sans" fo:font-size="11pt" style:font-size-asian="11pt" style:font-size-complex="11pt"/>
    </style:style>
    <style:style style:name="P16" style:family="paragraph" style:parent-style-name="Preformatted_20_Text">
      <style:paragraph-properties fo:line-height="100%"/>
      <style:text-properties fo:font-size="11pt" style:font-size-asian="11pt" style:font-size-complex="11pt"/>
    </style:style>
    <style:style style:name="P17" style:family="paragraph" style:parent-style-name="Preformatted_20_Text">
      <style:paragraph-properties fo:line-height="100%"/>
      <style:text-properties style:font-name="Liberation Sans" fo:font-size="11pt" style:font-size-asian="11pt" style:font-size-complex="11pt"/>
    </style:style>
    <style:style style:name="P18" style:family="paragraph" style:parent-style-name="Preformatted_20_Text">
      <style:paragraph-properties fo:margin-top="0cm" fo:margin-bottom="0.499cm" style:contextual-spacing="false" fo:line-height="100%"/>
      <style:text-properties style:font-name="Liberation Sans" fo:font-size="11pt" style:font-size-asian="11pt" style:font-size-complex="11pt"/>
    </style:style>
    <style:style style:name="P19" style:family="paragraph" style:parent-style-name="Preformatted_20_Text">
      <style:paragraph-properties fo:line-height="100%"/>
    </style:style>
    <style:style style:name="P20" style:family="paragraph" style:parent-style-name="Preformatted_20_Text">
      <style:paragraph-properties fo:margin-top="0cm" fo:margin-bottom="0.499cm" style:contextual-spacing="false" fo:line-height="100%"/>
    </style:style>
    <style:style style:name="P21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22" style:family="paragraph" style:parent-style-name="Text_20_body">
      <style:paragraph-properties fo:line-height="100%"/>
      <style:text-properties fo:font-size="11pt" style:font-size-asian="11pt" style:font-size-complex="11pt"/>
    </style:style>
    <style:style style:name="P23" style:family="paragraph" style:parent-style-name="Text_20_body">
      <style:paragraph-properties fo:margin-top="0cm" fo:margin-bottom="0.499cm" style:contextual-spacing="false" fo:line-height="100%"/>
      <style:text-properties style:font-name="Liberation Sans" fo:font-size="11pt" style:font-size-asian="11pt" style:font-size-complex="11pt"/>
    </style:style>
    <style:style style:name="P24" style:family="paragraph" style:parent-style-name="Text_20_body">
      <style:paragraph-properties fo:line-height="100%"/>
      <style:text-properties style:font-name="Liberation Sans" fo:font-size="11pt" style:font-size-asian="11pt" style:font-size-complex="11pt"/>
    </style:style>
    <style:style style:name="P25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ans" fo:font-size="11pt" style:font-size-asian="11pt" style:font-size-complex="11pt"/>
    </style:style>
    <style:style style:name="P26" style:family="paragraph" style:parent-style-name="Text_20_body" style:list-style-name="L1">
      <style:paragraph-properties fo:line-height="100%"/>
      <style:text-properties style:font-name="Liberation Sans" fo:font-size="11pt" style:font-size-asian="11pt" style:font-size-complex="11pt"/>
    </style:style>
    <style:style style:name="P27" style:family="paragraph" style:parent-style-name="Text_20_body">
      <style:paragraph-properties fo:line-height="100%"/>
    </style:style>
    <style:style style:name="P28" style:family="paragraph" style:parent-style-name="Text_20_body">
      <style:paragraph-properties fo:margin-top="0cm" fo:margin-bottom="0.499cm" style:contextual-spacing="false" fo:line-height="100%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1pt" style:font-size-asian="11pt" style:font-size-complex="11pt"/>
    </style:style>
    <style:style style:name="T3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5">React </text:span><text:span text:style-name="Source_20_Text"><text:span text:style-name="T5">useState</text:span></text:span><text:span text:style-name="T5"> Hook</text:span></text:h>
      <text:p text:style-name="P27"><text:span text:style-name="T2">The React </text:span><text:span text:style-name="Source_20_Text"><text:span text:style-name="T2">useState</text:span></text:span><text:span text:style-name="T2"> Hook allows us to track state in a function component.</text:span></text:p>
      <text:p text:style-name="P24">State generally refers to data or properties that need to be tracking in an application.</text:p>
      <text:p text:style-name="P22"><text:span text:style-name="T1">Notice that we are </text:span><text:span text:style-name="T4">destructuring</text:span><text:span text:style-name="T1"> </text:span><text:span text:style-name="Source_20_Text"><text:span text:style-name="T4">useState</text:span></text:span><text:span text:style-name="T1"> from </text:span><text:span text:style-name="Source_20_Text"><text:span text:style-name="T4">react</text:span></text:span><text:span text:style-name="T1"> as it is a named export.</text:span></text:p>
      <text:h text:style-name="P9" text:outline-level="2"><text:span text:style-name="T2">Initialize </text:span><text:span text:style-name="Source_20_Text"><text:span text:style-name="T2">useState</text:span></text:span></text:h>
      <text:p text:style-name="P27"><text:span text:style-name="T2">We initialize our state by calling </text:span><text:span text:style-name="Source_20_Text"><text:span text:style-name="T2">useState</text:span></text:span><text:span text:style-name="T2"> in our function component.</text:span></text:p>
      <text:p text:style-name="P27"><text:span text:style-name="Source_20_Text"><text:span text:style-name="T2">useState</text:span></text:span><text:span text:style-name="T2"> accepts an initial state and returns two values:</text:span></text:p>
      <text:list xml:id="list963904606" text:style-name="L1">
        <text:list-item>
          <text:p text:style-name="P25">The current state. </text:p>
        </text:list-item>
        <text:list-item>
          <text:p text:style-name="P26">A function that updates the state. </text:p>
        </text:list-item>
      </text:list>
      <text:h text:style-name="P11" text:outline-level="3">Example:</text:h>
      <text:p text:style-name="P24">Initialize state at the top of the function component.</text:p>
      <text:p text:style-name="P19"><text:span text:style-name="Source_20_Text"><text:span text:style-name="T2">import { useState } from "react";</text:span></text:span></text:p>
      <text:p text:style-name="P17"/>
      <text:p text:style-name="P19"><text:span text:style-name="Source_20_Text"><text:span text:style-name="T2">function FavoriteColor() {</text:span></text:span></text:p>
      <text:p text:style-name="P19"><text:span text:style-name="Source_20_Text"><text:span text:style-name="T2"><text:s text:c="2"/>const [color, setColor] = useState("");</text:span></text:span></text:p>
      <text:p text:style-name="P20"><text:span text:style-name="Source_20_Text"><text:span text:style-name="T2">}</text:span></text:span></text:p>
      <text:p text:style-name="P22"><text:span text:style-name="T1">Notice that again, we are destructuring the returned values from </text:span><text:span text:style-name="Source_20_Text"><text:span text:style-name="T1">useState</text:span></text:span><text:span text:style-name="T1">.</text:span></text:p>
      <text:p text:style-name="P27"><text:span text:style-name="T2">The first value, </text:span><text:span text:style-name="Source_20_Text"><text:span text:style-name="T2">color</text:span></text:span><text:span text:style-name="T2">, is our current state.</text:span></text:p>
      <text:p text:style-name="P27"><text:span text:style-name="T2">The second value, </text:span><text:span text:style-name="Source_20_Text"><text:span text:style-name="T2">setColor</text:span></text:span><text:span text:style-name="T2">, is the function that is used to update our state.</text:span></text:p>
      <text:p text:style-name="P21"><text:span text:style-name="T1">Lastly, we set the initial state to an empty string: </text:span><text:span text:style-name="Source_20_Text"><text:span text:style-name="T1">useState("")</text:span></text:span></text:p>
      <text:p text:style-name="P21"><text:span text:style-name="Source_20_Text"><text:span text:style-name="T2"/></text:span></text:p>
      <text:h text:style-name="P6" text:outline-level="2"><text:span text:style-name="Source_20_Text"><text:span text:style-name="T1">Read State</text:span></text:span></text:h>
      <text:p text:style-name="P24">We can now include our state anywhere in our component.</text:p>
      <text:p text:style-name="P16"><text:span text:style-name="Source_20_Text"><text:span text:style-name="T1">import { useState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FavoriteColor() {</text:span></text:span></text:p>
      <text:p text:style-name="P19"><text:span text:style-name="Source_20_Text"><text:span text:style-name="T2"><text:s text:c="2"/>const [color, setColor] = useState("red");</text:span></text:span></text:p>
      <text:p text:style-name="P17"/>
      <text:p text:style-name="P19"><text:span text:style-name="Source_20_Text"><text:span text:style-name="T2"><text:s text:c="2"/>return &lt;h1&gt;My favorite color is {color}!&lt;/h1&gt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FavoriteColor /&gt;);<text:line-break/><text:line-break/><text:line-break/></text:span></text:span><text:span text:style-name="Source_20_Text"><text:span text:style-name="T3">Update State</text:span></text:span></text:p>
      <text:p text:style-name="P24">To update our state, we use our state updater function.</text:p>
      <text:p text:style-name="P16"><text:span text:style-name="Source_20_Text"><text:span text:style-name="T1">import { useState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FavoriteColor() {</text:span></text:span></text:p>
      <text:p text:style-name="P19"><text:span text:style-name="Source_20_Text"><text:span text:style-name="T2"><text:s text:c="2"/>const [color, setColor] = useState("red");</text:span></text:span></text:p>
      <text:p text:style-name="P17"><text:soft-page-break/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My favorite color is {color}!&lt;/h1&gt;</text:span></text:span></text:p>
      <text:p text:style-name="P19"><text:span text:style-name="Source_20_Text"><text:span text:style-name="T2"><text:s text:c="6"/>&lt;button</text:span></text:span></text:p>
      <text:p text:style-name="P19"><text:span text:style-name="Source_20_Text"><text:span text:style-name="T2"><text:s text:c="8"/>type="button"</text:span></text:span></text:p>
      <text:p text:style-name="P19"><text:span text:style-name="Source_20_Text"><text:span text:style-name="T2"><text:s text:c="8"/>onClick={() =&gt; setColor("blue")}</text:span></text:span></text:p>
      <text:p text:style-name="P19"><text:span text:style-name="Source_20_Text"><text:span text:style-name="T2"><text:s text:c="6"/>&gt;Blue&lt;/button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FavoriteColor /&gt;);</text:span></text:span></text:p>
      <text:h text:style-name="P6" text:outline-level="2"><text:span text:style-name="Source_20_Text"><text:span text:style-name="T1">What Can State Hold</text:span></text:span></text:h>
      <text:p text:style-name="P27"><text:span text:style-name="T2">The </text:span><text:span text:style-name="Source_20_Text"><text:span text:style-name="T2">useState</text:span></text:span><text:span text:style-name="T2"> Hook can be used to keep track of strings, numbers, booleans, arrays, objects, and any combination of these!</text:span></text:p>
      <text:p text:style-name="P24">We could create multiple state Hooks to track individual values.</text:p>
      <text:p text:style-name="P16"><text:span text:style-name="Source_20_Text"><text:span text:style-name="T1">import { useState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Car() {</text:span></text:span></text:p>
      <text:p text:style-name="P19"><text:span text:style-name="Source_20_Text"><text:span text:style-name="T2"><text:s text:c="2"/>const [brand, setBrand] = useState("Ford");</text:span></text:span></text:p>
      <text:p text:style-name="P19"><text:span text:style-name="Source_20_Text"><text:span text:style-name="T2"><text:s text:c="2"/>const [model, setModel] = useState("Mustang");</text:span></text:span></text:p>
      <text:p text:style-name="P19"><text:span text:style-name="Source_20_Text"><text:span text:style-name="T2"><text:s text:c="2"/>const [year, setYear] = useState("1964");</text:span></text:span></text:p>
      <text:p text:style-name="P19"><text:span text:style-name="Source_20_Text"><text:span text:style-name="T2"><text:s text:c="2"/>const [color, setColor] = useState("red"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My {brand}&lt;/h1&gt;</text:span></text:span></text:p>
      <text:p text:style-name="P19"><text:span text:style-name="Source_20_Text"><text:span text:style-name="T2"><text:s text:c="6"/>&lt;p&gt;</text:span></text:span></text:p>
      <text:p text:style-name="P19"><text:span text:style-name="Source_20_Text"><text:span text:style-name="T2"><text:s text:c="8"/>It is a {color} {model} from {year}.</text:span></text:span></text:p>
      <text:p text:style-name="P19"><text:span text:style-name="Source_20_Text"><text:span text:style-name="T2"><text:s text:c="6"/>&lt;/p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Car /&gt;);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h text:style-name="P5" text:outline-level="1"><text:soft-page-break/><text:span text:style-name="Source_20_Text"><text:span text:style-name="T5">React useEffect Hooks</text:span></text:span></text:h>
      <text:p text:style-name="P28"><text:span text:style-name="Source_20_Text"><text:span text:style-name="T2">The useEffect Hook allows you to perform side effects in your components.</text:span></text:span></text:p>
      <text:p text:style-name="P24">Some examples of side effects are: fetching data, directly updating the DOM, and timers.</text:p>
      <text:p text:style-name="P27"><text:span text:style-name="Source_20_Text"><text:span text:style-name="T2">useEffect</text:span></text:span><text:span text:style-name="T2"> accepts two arguments. The second argument is optional.</text:span></text:p>
      <text:p text:style-name="P27"><text:span text:style-name="Source_20_Text"><text:span text:style-name="T2">useEffect(&lt;function&gt;, &lt;dependency&gt;)</text:span></text:span></text:p>
      <text:p text:style-name="P28"><text:span text:style-name="Source_20_Text"><text:span text:style-name="T2">Use setTimeout() to count 1 second after initial render:</text:span></text:span></text:p>
      <text:p text:style-name="P19"><text:span text:style-name="Source_20_Text"><text:span text:style-name="T2">import { useState, useEffect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Timer() {</text:span></text:span></text:p>
      <text:p text:style-name="P19"><text:span text:style-name="Source_20_Text"><text:span text:style-name="T2"><text:s text:c="2"/>const [count, setCount] = useState(0);</text:span></text:span></text:p>
      <text:p text:style-name="P17"/>
      <text:p text:style-name="P19"><text:span text:style-name="Source_20_Text"><text:span text:style-name="T2"><text:s text:c="2"/>useEffect(() =&gt; {</text:span></text:span></text:p>
      <text:p text:style-name="P19"><text:span text:style-name="Source_20_Text"><text:span text:style-name="T2"><text:s text:c="4"/>setTimeout(() =&gt; {</text:span></text:span></text:p>
      <text:p text:style-name="P19"><text:span text:style-name="Source_20_Text"><text:span text:style-name="T2"><text:s text:c="6"/>setCount((count) =&gt; count + 1);</text:span></text:span></text:p>
      <text:p text:style-name="P19"><text:span text:style-name="Source_20_Text"><text:span text:style-name="T2"><text:s text:c="4"/>}, 1000);</text:span></text:span></text:p>
      <text:p text:style-name="P19"><text:span text:style-name="Source_20_Text"><text:span text:style-name="T2"><text:s text:c="2"/>});</text:span></text:span></text:p>
      <text:p text:style-name="P17"/>
      <text:p text:style-name="P19"><text:span text:style-name="Source_20_Text"><text:span text:style-name="T2"><text:s text:c="2"/>return &lt;h1&gt;I've rendered {count} times!&lt;/h1&gt;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Timer /&gt;);</text:span></text:span></text:p>
      <text:p text:style-name="P28"><text:span text:style-name="Source_20_Text"><text:span text:style-name="T2">But wait!! It keeps counting even though it should only count once!</text:span></text:span></text:p>
      <text:p text:style-name="P27"><text:span text:style-name="Source_20_Text"><text:span text:style-name="T2">useEffect</text:span></text:span><text:span text:style-name="T2"> runs on every render. That means that when the count changes, a render happens, which then triggers another effect.</text:span></text:p>
      <text:p text:style-name="P24">This is not what we want. There are several ways to control when side effects run.</text:p>
      <text:p text:style-name="P27"><text:span text:style-name="T2">We should always include the second parameter which accepts an array. We can optionally pass dependencies to </text:span><text:span text:style-name="Source_20_Text"><text:span text:style-name="T2">useEffect</text:span></text:span><text:span text:style-name="T2"> in this array.</text:span></text:p>
      <text:p text:style-name="P27"><text:span text:style-name="T2"/></text:p>
      <text:h text:style-name="P13" text:outline-level="3"><text:span text:style-name="Source_20_Text"><text:span text:style-name="T2">1. No dependency passed:</text:span></text:span></text:h>
      <text:p text:style-name="P19"><text:span text:style-name="Source_20_Text"><text:span text:style-name="T2">useEffect(() =&gt; {</text:span></text:span></text:p>
      <text:p text:style-name="P19"><text:span text:style-name="Source_20_Text"><text:span text:style-name="T2"><text:s text:c="2"/>//Runs on every render</text:span></text:span></text:p>
      <text:p text:style-name="P20"><text:span text:style-name="Source_20_Text"><text:span text:style-name="T2">});</text:span></text:span></text:p>
      <text:h text:style-name="P11" text:outline-level="3">2. An empty array:</text:h>
      <text:p text:style-name="P19"><text:span text:style-name="Source_20_Text"><text:span text:style-name="T2">useEffect(() =&gt; {</text:span></text:span></text:p>
      <text:p text:style-name="P19"><text:span text:style-name="Source_20_Text"><text:span text:style-name="T2"><text:s text:c="2"/>//Runs only on the first render</text:span></text:span></text:p>
      <text:p text:style-name="P20"><text:span text:style-name="Source_20_Text"><text:span text:style-name="T2">}, []);</text:span></text:span></text:p>
      <text:h text:style-name="P11" text:outline-level="3">3. Props or state values:</text:h>
      <text:p text:style-name="P19"><text:span text:style-name="Source_20_Text"><text:span text:style-name="T2">useEffect(() =&gt; {</text:span></text:span></text:p>
      <text:p text:style-name="P19"><text:span text:style-name="Source_20_Text"><text:span text:style-name="T2"><text:s text:c="2"/>//Runs on the first render</text:span></text:span></text:p>
      <text:p text:style-name="P19"><text:span text:style-name="Source_20_Text"><text:span text:style-name="T2"><text:s text:c="2"/>//And any time any dependency value changes</text:span></text:span></text:p>
      <text:p text:style-name="P20"><text:soft-page-break/><text:span text:style-name="Source_20_Text"><text:span text:style-name="T2">}, [prop, state]);</text:span></text:span></text:p>
      <text:p text:style-name="P20"><text:span text:style-name="Source_20_Text"><text:span text:style-name="T2">import { useState, useEffect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Timer() {</text:span></text:span></text:p>
      <text:p text:style-name="P19"><text:span text:style-name="Source_20_Text"><text:span text:style-name="T2"><text:s text:c="2"/>const [count, setCount] = useState(0);</text:span></text:span></text:p>
      <text:p text:style-name="P17"/>
      <text:p text:style-name="P19"><text:span text:style-name="Source_20_Text"><text:span text:style-name="T2"><text:s text:c="2"/>useEffect(() =&gt; {</text:span></text:span></text:p>
      <text:p text:style-name="P19"><text:span text:style-name="Source_20_Text"><text:span text:style-name="T2"><text:s text:c="4"/>setTimeout(() =&gt; {</text:span></text:span></text:p>
      <text:p text:style-name="P19"><text:span text:style-name="Source_20_Text"><text:span text:style-name="T2"><text:s text:c="6"/>setCount((count) =&gt; count + 1);</text:span></text:span></text:p>
      <text:p text:style-name="P19"><text:span text:style-name="Source_20_Text"><text:span text:style-name="T2"><text:s text:c="4"/>}, 1000);</text:span></text:span></text:p>
      <text:p text:style-name="P19"><text:span text:style-name="Source_20_Text"><text:span text:style-name="T2"><text:s text:c="2"/>}, []); // &lt;- add empty brackets here</text:span></text:span></text:p>
      <text:p text:style-name="P17"/>
      <text:p text:style-name="P19"><text:span text:style-name="Source_20_Text"><text:span text:style-name="T2"><text:s text:c="2"/>return &lt;h1&gt;I've rendered {count} times!&lt;/h1&gt;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Timer /&gt;);</text:span></text:span></text:p>
      <text:p text:style-name="P28"><text:span text:style-name="Source_20_Text"><text:span text:style-name="T2">Here is an example of a useEffect Hook that is dependent on a variable. If the count variable updates, the effect will run again:</text:span></text:span></text:p>
      <text:p text:style-name="P19"><text:span text:style-name="Source_20_Text"><text:span text:style-name="T2">import { useState, useEffect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Counter() {</text:span></text:span></text:p>
      <text:p text:style-name="P19"><text:span text:style-name="Source_20_Text"><text:span text:style-name="T2"><text:s text:c="2"/>const [count, setCount] = useState(0);</text:span></text:span></text:p>
      <text:p text:style-name="P19"><text:span text:style-name="Source_20_Text"><text:span text:style-name="T2"><text:s text:c="2"/>const [calculation, setCalculation] = useState(0);</text:span></text:span></text:p>
      <text:p text:style-name="P17"/>
      <text:p text:style-name="P19"><text:span text:style-name="Source_20_Text"><text:span text:style-name="T2"><text:s text:c="2"/>useEffect(() =&gt; {</text:span></text:span></text:p>
      <text:p text:style-name="P19"><text:span text:style-name="Source_20_Text"><text:span text:style-name="T2"><text:s text:c="4"/>setCalculation(() =&gt; count * 2);</text:span></text:span></text:p>
      <text:p text:style-name="P19"><text:span text:style-name="Source_20_Text"><text:span text:style-name="T2"><text:s text:c="2"/>}, [count]); // &lt;- add the count variable here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p&gt;Count: {count}&lt;/p&gt;</text:span></text:span></text:p>
      <text:p text:style-name="P19"><text:span text:style-name="Source_20_Text"><text:span text:style-name="T2"><text:s text:c="6"/>&lt;button onClick={() =&gt; setCount((c) =&gt; c + 1)}&gt;+&lt;/button&gt;</text:span></text:span></text:p>
      <text:p text:style-name="P19"><text:span text:style-name="Source_20_Text"><text:span text:style-name="T2"><text:s text:c="6"/>&lt;p&gt;Calculation: {calculation}&lt;/p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Counter /&gt;);</text:span></text:span></text:p>
      <text:p text:style-name="P20"><text:span text:style-name="Source_20_Text"><text:span text:style-name="T2"/></text:span></text:p>
      <text:h text:style-name="P10" text:outline-level="2"><text:span text:style-name="Source_20_Text"><text:span text:style-name="T2">Effect Cleanup</text:span></text:span></text:h>
      <text:p text:style-name="P24">Some effects require cleanup to reduce memory leaks.</text:p>
      <text:p text:style-name="P24">Timeouts, subscriptions, event listeners, and other effects that are no longer needed should be disposed.</text:p>
      <text:p text:style-name="P27"><text:span text:style-name="T2">We do this by including a return function at the end of the </text:span><text:span text:style-name="Source_20_Text"><text:span text:style-name="T2">useEffect</text:span></text:span><text:span text:style-name="T2"> Hook.</text:span></text:p>
      <text:p text:style-name="P28"><text:soft-page-break/><text:span text:style-name="Source_20_Text"><text:span text:style-name="T2">Clean up the timer at the end of the useEffect Hook:</text:span></text:span></text:p>
      <text:p text:style-name="P19"><text:span text:style-name="Source_20_Text"><text:span text:style-name="T2">import { useState, useEffect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Timer() {</text:span></text:span></text:p>
      <text:p text:style-name="P19"><text:span text:style-name="Source_20_Text"><text:span text:style-name="T2"><text:s text:c="2"/>const [count, setCount] = useState(0);</text:span></text:span></text:p>
      <text:p text:style-name="P17"/>
      <text:p text:style-name="P19"><text:span text:style-name="Source_20_Text"><text:span text:style-name="T2"><text:s text:c="2"/>useEffect(() =&gt; {</text:span></text:span></text:p>
      <text:p text:style-name="P19"><text:span text:style-name="Source_20_Text"><text:span text:style-name="T2"><text:s text:c="4"/>let timer = setTimeout(() =&gt; {</text:span></text:span></text:p>
      <text:p text:style-name="P19"><text:span text:style-name="Source_20_Text"><text:span text:style-name="T2"><text:s text:c="4"/>setCount((count) =&gt; count + 1);</text:span></text:span></text:p>
      <text:p text:style-name="P19"><text:span text:style-name="Source_20_Text"><text:span text:style-name="T2"><text:s text:c="2"/>}, 1000);</text:span></text:span></text:p>
      <text:p text:style-name="P17"/>
      <text:p text:style-name="P19"><text:span text:style-name="Source_20_Text"><text:span text:style-name="T2"><text:s text:c="2"/>return () =&gt; clearTimeout(timer)</text:span></text:span></text:p>
      <text:p text:style-name="P19"><text:span text:style-name="Source_20_Text"><text:span text:style-name="T2"><text:s text:c="2"/>}, []);</text:span></text:span></text:p>
      <text:p text:style-name="P17"/>
      <text:p text:style-name="P19"><text:span text:style-name="Source_20_Text"><text:span text:style-name="T2"><text:s text:c="2"/>return &lt;h1&gt;I've rendered {count} times!&lt;/h1&gt;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Timer /&gt;);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h text:style-name="P5" text:outline-level="1"><text:soft-page-break/><text:span text:style-name="Source_20_Text"><text:span text:style-name="T5">React useContext Hook</text:span></text:span></text:h>
      <text:h text:style-name="P7" text:outline-level="2">React Context</text:h>
      <text:p text:style-name="P24">React Context is a way to manage state globally.</text:p>
      <text:p text:style-name="P27"><text:span text:style-name="T2">It can be used together with the </text:span><text:span text:style-name="Source_20_Text"><text:span text:style-name="T2">useState</text:span></text:span><text:span text:style-name="T2"> Hook to share state between deeply nested components more easily than with </text:span><text:span text:style-name="Source_20_Text"><text:span text:style-name="T2">useState</text:span></text:span><text:span text:style-name="T2"> alone</text:span></text:p>
      <text:h text:style-name="P7" text:outline-level="2">The Problem</text:h>
      <text:p text:style-name="P24">State should be held by the highest parent component in the stack that requires access to the state.</text:p>
      <text:p text:style-name="P24">To illustrate, we have many nested components. The component at the top and bottom of the stack need access to the state.</text:p>
      <text:p text:style-name="P24">To do this without Context, we will need to pass the state as "props" through each nested component. This is called "prop drilling".</text:p>
      <text:p text:style-name="P23">Passing "props" through nested components:</text:p>
      <text:p text:style-name="P19"><text:span text:style-name="Source_20_Text"><text:span text:style-name="T2">import { useState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Component1() {</text:span></text:span></text:p>
      <text:p text:style-name="P19"><text:span text:style-name="Source_20_Text"><text:span text:style-name="T2"><text:s text:c="2"/>const [user, setUser] = useState("Jesse Hall"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{`Hello ${user}!`}&lt;/h1&gt;</text:span></text:span></text:p>
      <text:p text:style-name="P19"><text:span text:style-name="Source_20_Text"><text:span text:style-name="T2"><text:s text:c="6"/>&lt;Component2 user={user} /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function Component2({ user }) {</text:span></text:span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Component 2&lt;/h1&gt;</text:span></text:span></text:p>
      <text:p text:style-name="P19"><text:span text:style-name="Source_20_Text"><text:span text:style-name="T2"><text:s text:c="6"/>&lt;Component3 user={user} /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function Component3({ user }) {</text:span></text:span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Component 3&lt;/h1&gt;</text:span></text:span></text:p>
      <text:p text:style-name="P19"><text:span text:style-name="Source_20_Text"><text:span text:style-name="T2"><text:s text:c="6"/>&lt;Component4 user={user} /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function Component4({ user }) {</text:span></text:span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Component 4&lt;/h1&gt;</text:span></text:span></text:p>
      <text:p text:style-name="P19"><text:span text:style-name="Source_20_Text"><text:span text:style-name="T2"><text:s text:c="6"/>&lt;Component5 user={user} /&gt;</text:span></text:span></text:p>
      <text:p text:style-name="P19"><text:soft-page-break/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function Component5({ user }) {</text:span></text:span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Component 5&lt;/h1&gt;</text:span></text:span></text:p>
      <text:p text:style-name="P19"><text:span text:style-name="Source_20_Text"><text:span text:style-name="T2"><text:s text:c="6"/>&lt;h2&gt;{`Hello ${user} again!`}&lt;/h2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Component1 /&gt;);</text:span></text:span></text:p>
      <text:p text:style-name="P18">Even though components 2-4 did not need the state, they had to pass the state along so that it could reach component 5.The Solution</text:p>
      <text:p text:style-name="P24">The solution is to create context.</text:p>
      <text:h text:style-name="P11" text:outline-level="3">Create Context</text:h>
      <text:p text:style-name="P27"><text:span text:style-name="T2">To create context, you must Import </text:span><text:span text:style-name="Source_20_Text"><text:span text:style-name="T2">createContext</text:span></text:span><text:span text:style-name="T2"> and initialize it:</text:span></text:p>
      <text:p text:style-name="P19"><text:span text:style-name="Source_20_Text"><text:span text:style-name="T2">import { useState, createContext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20"><text:span text:style-name="Source_20_Text"><text:span text:style-name="T2">const UserContext = createContext()</text:span></text:span></text:p>
      <text:p text:style-name="P23">Next we'll use the Context Provider to wrap the tree of components that need the state Context.</text:p>
      <text:h text:style-name="P11" text:outline-level="3">Context Provider</text:h>
      <text:p text:style-name="P24">Wrap child components in the Context Provider and supply the state value.</text:p>
      <text:p text:style-name="P19"><text:span text:style-name="Source_20_Text"><text:span text:style-name="T2">function Component1() {</text:span></text:span></text:p>
      <text:p text:style-name="P19"><text:span text:style-name="Source_20_Text"><text:span text:style-name="T2"><text:s text:c="2"/>const [user, setUser] = useState("Jesse Hall"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UserContext.Provider value={user}&gt;</text:span></text:span></text:p>
      <text:p text:style-name="P19"><text:span text:style-name="Source_20_Text"><text:span text:style-name="T2"><text:s text:c="6"/>&lt;h1&gt;{`Hello ${user}!`}&lt;/h1&gt;</text:span></text:span></text:p>
      <text:p text:style-name="P19"><text:span text:style-name="Source_20_Text"><text:span text:style-name="T2"><text:s text:c="6"/>&lt;Component2 user={user} /&gt;</text:span></text:span></text:p>
      <text:p text:style-name="P19"><text:span text:style-name="Source_20_Text"><text:span text:style-name="T2"><text:s text:c="4"/>&lt;/UserContext.Provider&gt;</text:span></text:span></text:p>
      <text:p text:style-name="P19"><text:span text:style-name="Source_20_Text"><text:span text:style-name="T2"><text:s text:c="2"/>);</text:span></text:span></text:p>
      <text:p text:style-name="P20"><text:span text:style-name="Source_20_Text"><text:span text:style-name="T2">}</text:span></text:span></text:p>
      <text:p text:style-name="P23">Now, all components in this tree will have access to the user Context.</text:p>
      <text:h text:style-name="P14" text:outline-level="3"><text:span text:style-name="T2">Use the </text:span><text:span text:style-name="Source_20_Text"><text:span text:style-name="T2">useContext</text:span></text:span><text:span text:style-name="T2"> Hook</text:span></text:h>
      <text:p text:style-name="P27"><text:span text:style-name="T2">In order to use the Context in a child component, we need to access it using the </text:span><text:span text:style-name="Source_20_Text"><text:span text:style-name="T2">useContext</text:span></text:span><text:span text:style-name="T2"> Hook.</text:span></text:p>
      <text:p text:style-name="P27"><text:span text:style-name="T2">First, include the </text:span><text:span text:style-name="Source_20_Text"><text:span text:style-name="T2">useContext</text:span></text:span><text:span text:style-name="T2"> in the import statement:</text:span></text:p>
      <text:p text:style-name="P20"><text:span text:style-name="Source_20_Text"><text:span text:style-name="T2">import { useState, createContext, useContext } from "react";</text:span></text:span></text:p>
      <text:p text:style-name="P24">Then you can access the user Context in all components:</text:p>
      <text:p text:style-name="P20"><text:soft-page-break/><text:span text:style-name="Source_20_Text"><text:span text:style-name="T2">function Component5() {</text:span></text:span></text:p>
      <text:p text:style-name="P19"><text:span text:style-name="Source_20_Text"><text:span text:style-name="T2"><text:s text:c="2"/>const user = useContext(UserContext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Component 5&lt;/h1&gt;</text:span></text:span></text:p>
      <text:p text:style-name="P19"><text:span text:style-name="Source_20_Text"><text:span text:style-name="T2"><text:s text:c="6"/>&lt;h2&gt;{`Hello ${user} again!`}&lt;/h2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20"><text:span text:style-name="Source_20_Text"><text:span text:style-name="T2">}</text:span></text:span></text:p>
      <text:h text:style-name="P8" text:outline-level="2">Full Example</text:h>
      <text:h text:style-name="P11" text:outline-level="3">Example:</text:h>
      <text:p text:style-name="P24">Here is the full example using React Context:</text:p>
      <text:p text:style-name="P19"><text:span text:style-name="Source_20_Text"><text:span text:style-name="T2">import { useState, createContext, useContext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const UserContext = createContext();</text:span></text:span></text:p>
      <text:p text:style-name="P17"/>
      <text:p text:style-name="P19"><text:span text:style-name="Source_20_Text"><text:span text:style-name="T2">function Component1() {</text:span></text:span></text:p>
      <text:p text:style-name="P19"><text:span text:style-name="Source_20_Text"><text:span text:style-name="T2"><text:s text:c="2"/>const [user, setUser] = useState("Jesse Hall"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UserContext.Provider value={user}&gt;</text:span></text:span></text:p>
      <text:p text:style-name="P19"><text:span text:style-name="Source_20_Text"><text:span text:style-name="T2"><text:s text:c="6"/>&lt;h1&gt;{`Hello ${user}!`}&lt;/h1&gt;</text:span></text:span></text:p>
      <text:p text:style-name="P19"><text:span text:style-name="Source_20_Text"><text:span text:style-name="T2"><text:s text:c="6"/>&lt;Component2 /&gt;</text:span></text:span></text:p>
      <text:p text:style-name="P19"><text:span text:style-name="Source_20_Text"><text:span text:style-name="T2"><text:s text:c="4"/>&lt;/UserContext.Provider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function Component2() {</text:span></text:span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Component 2&lt;/h1&gt;</text:span></text:span></text:p>
      <text:p text:style-name="P19"><text:span text:style-name="Source_20_Text"><text:span text:style-name="T2"><text:s text:c="6"/>&lt;Component3 /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function Component3() {</text:span></text:span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Component 3&lt;/h1&gt;</text:span></text:span></text:p>
      <text:p text:style-name="P19"><text:span text:style-name="Source_20_Text"><text:span text:style-name="T2"><text:s text:c="6"/>&lt;Component4 /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function Component4() {</text:span></text:span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Component 4&lt;/h1&gt;</text:span></text:span></text:p>
      <text:p text:style-name="P19"><text:span text:style-name="Source_20_Text"><text:span text:style-name="T2"><text:s text:c="6"/>&lt;Component5 /&gt;</text:span></text:span></text:p>
      <text:p text:style-name="P19"><text:soft-page-break/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function Component5() {</text:span></text:span></text:p>
      <text:p text:style-name="P19"><text:span text:style-name="Source_20_Text"><text:span text:style-name="T2"><text:s text:c="2"/>const user = useContext(UserContext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1&gt;Component 5&lt;/h1&gt;</text:span></text:span></text:p>
      <text:p text:style-name="P19"><text:span text:style-name="Source_20_Text"><text:span text:style-name="T2"><text:s text:c="6"/>&lt;h2&gt;{`Hello ${user} again!`}&lt;/h2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Component1 /&gt;);</text:span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" text:outline-level="1"><text:soft-page-break/><text:span text:style-name="T6">React </text:span><text:span text:style-name="Source_20_Text"><text:span text:style-name="T6">useRef</text:span></text:span><text:span text:style-name="T6"> Hook</text:span></text:h>
      <text:p text:style-name="P23">The <text:span text:style-name="Source_20_Text"><text:span text:style-name="T1">useRef</text:span></text:span> Hook allows you to persist values between renders.<text:line-break/>It can be used to store a mutable value that does not cause a re-render when updated.<text:line-break/>It can be used to access a DOM element directly.</text:p>
      <text:h text:style-name="P7" text:outline-level="2">Does Not Cause Re-renders</text:h>
      <text:p text:style-name="P27"><text:span text:style-name="T2">If we tried to count how many times our application renders using the </text:span><text:span text:style-name="Source_20_Text"><text:span text:style-name="T2">useState</text:span></text:span><text:span text:style-name="T2"> Hook, we would be caught in an infinite loop since this Hook itself causes a re-render.</text:span></text:p>
      <text:p text:style-name="P27"><text:span text:style-name="T2">To avoid this, we can use the </text:span><text:span text:style-name="Source_20_Text"><text:span text:style-name="T2">useRef</text:span></text:span><text:span text:style-name="T2"> Hook.</text:span></text:p>
      <text:h text:style-name="P11" text:outline-level="3">Example:</text:h>
      <text:p text:style-name="P27"><text:span text:style-name="T2">Use </text:span><text:span text:style-name="Source_20_Text"><text:span text:style-name="T2">useRef</text:span></text:span><text:span text:style-name="T2"> to track application renders.</text:span></text:p>
      <text:p text:style-name="P19"><text:span text:style-name="Source_20_Text"><text:span text:style-name="T2">import { useState, useEffect, useRef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App() {</text:span></text:span></text:p>
      <text:p text:style-name="P19"><text:span text:style-name="Source_20_Text"><text:span text:style-name="T2"><text:s text:c="2"/>const [inputValue, setInputValue] = useState("");</text:span></text:span></text:p>
      <text:p text:style-name="P19"><text:span text:style-name="Source_20_Text"><text:span text:style-name="T2"><text:s text:c="2"/>const count = useRef(0);</text:span></text:span></text:p>
      <text:p text:style-name="P17"/>
      <text:p text:style-name="P19"><text:span text:style-name="Source_20_Text"><text:span text:style-name="T2"><text:s text:c="2"/>useEffect(() =&gt; {</text:span></text:span></text:p>
      <text:p text:style-name="P19"><text:span text:style-name="Source_20_Text"><text:span text:style-name="T2"><text:s text:c="4"/>count.current = count.current + 1;</text:span></text:span></text:p>
      <text:p text:style-name="P19"><text:span text:style-name="Source_20_Text"><text:span text:style-name="T2"><text:s text:c="2"/>}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input</text:span></text:span></text:p>
      <text:p text:style-name="P19"><text:span text:style-name="Source_20_Text"><text:span text:style-name="T2"><text:s text:c="8"/>type="text"</text:span></text:span></text:p>
      <text:p text:style-name="P19"><text:span text:style-name="Source_20_Text"><text:span text:style-name="T2"><text:s text:c="8"/>value={inputValue}</text:span></text:span></text:p>
      <text:p text:style-name="P19"><text:span text:style-name="Source_20_Text"><text:span text:style-name="T2"><text:s text:c="8"/>onChange={(e) =&gt; setInputValue(e.target.value)}</text:span></text:span></text:p>
      <text:p text:style-name="P19"><text:span text:style-name="Source_20_Text"><text:span text:style-name="T2"><text:s text:c="6"/>/&gt;</text:span></text:span></text:p>
      <text:p text:style-name="P19"><text:span text:style-name="Source_20_Text"><text:span text:style-name="T2"><text:s text:c="6"/>&lt;h1&gt;Render Count: {count.current}&lt;/h1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App /&gt;);</text:span></text:span></text:p>
      <text:p text:style-name="P28"><text:span text:style-name="Source_20_Text"><text:span text:style-name="T2">useRef()</text:span></text:span><text:span text:style-name="T2"> only returns one item. It returns an Object called </text:span><text:span text:style-name="Source_20_Text"><text:span text:style-name="T2">current</text:span></text:span><text:span text:style-name="T2">.<text:line-break/>When we initialize </text:span><text:span text:style-name="Source_20_Text"><text:span text:style-name="T2">useRef</text:span></text:span><text:span text:style-name="T2"> we set the initial value: </text:span><text:span text:style-name="Source_20_Text"><text:span text:style-name="T2">useRef(0)</text:span></text:span><text:span text:style-name="T2">.</text:span></text:p>
      <text:h text:style-name="P7" text:outline-level="2">Accessing DOM Elements</text:h>
      <text:p text:style-name="P27"><text:span text:style-name="T2">In general, we want to let React handle all DOM manipulation.<text:line-break/>But there are some instances where </text:span><text:span text:style-name="Source_20_Text"><text:span text:style-name="T2">useRef</text:span></text:span><text:span text:style-name="T2"> can be used without causing issues.<text:line-break/>In React, we can add a </text:span><text:span text:style-name="Source_20_Text"><text:span text:style-name="T2">ref</text:span></text:span><text:span text:style-name="T2"> attribute to an element to access it directly in the DOM.</text:span></text:p>
      <text:p text:style-name="P19"><text:span text:style-name="Source_20_Text"><text:span text:style-name="T2">import { useRef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App() {</text:span></text:span></text:p>
      <text:p text:style-name="P19"><text:span text:style-name="Source_20_Text"><text:span text:style-name="T2"><text:s text:c="2"/>const inputElement = useRef();</text:span></text:span></text:p>
      <text:p text:style-name="P17"/>
      <text:p text:style-name="P19"><text:soft-page-break/><text:span text:style-name="Source_20_Text"><text:span text:style-name="T2"><text:s text:c="2"/>const focusInput = () =&gt; {</text:span></text:span></text:p>
      <text:p text:style-name="P19"><text:span text:style-name="Source_20_Text"><text:span text:style-name="T2"><text:s text:c="4"/>inputElement.current.focus();</text:span></text:span></text:p>
      <text:p text:style-name="P19"><text:span text:style-name="Source_20_Text"><text:span text:style-name="T2"><text:s text:c="2"/>}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input type="text" ref={inputElement} /&gt;</text:span></text:span></text:p>
      <text:p text:style-name="P19"><text:span text:style-name="Source_20_Text"><text:span text:style-name="T2"><text:s text:c="6"/>&lt;button onClick={focusInput}&gt;Focus Input&lt;/button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App /&gt;);</text:span></text:span></text:p>
      <text:h text:style-name="P7" text:outline-level="2">Tracking State Changes</text:h>
      <text:p text:style-name="P27"><text:span text:style-name="T2">The </text:span><text:span text:style-name="Source_20_Text"><text:span text:style-name="T2">useRef</text:span></text:span><text:span text:style-name="T2"> Hook can also be used to keep track of previous state values.</text:span></text:p>
      <text:p text:style-name="P27"><text:span text:style-name="T2">This is because we are able to persist </text:span><text:span text:style-name="Source_20_Text"><text:span text:style-name="T2">useRef</text:span></text:span><text:span text:style-name="T2"> values between renders.</text:span></text:p>
      <text:h text:style-name="P11" text:outline-level="3">Example:</text:h>
      <text:p text:style-name="P27"><text:span text:style-name="T2">Use </text:span><text:span text:style-name="Source_20_Text"><text:span text:style-name="T2">useRef</text:span></text:span><text:span text:style-name="T2"> to keep track of previous state values:</text:span></text:p>
      <text:p text:style-name="P19"><text:span text:style-name="Source_20_Text"><text:span text:style-name="T2">import { useState, useEffect, useRef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function App() {</text:span></text:span></text:p>
      <text:p text:style-name="P19"><text:span text:style-name="Source_20_Text"><text:span text:style-name="T2"><text:s text:c="2"/>const [inputValue, setInputValue] = useState("");</text:span></text:span></text:p>
      <text:p text:style-name="P19"><text:span text:style-name="Source_20_Text"><text:span text:style-name="T2"><text:s text:c="2"/>const previousInputValue = useRef("");</text:span></text:span></text:p>
      <text:p text:style-name="P17"/>
      <text:p text:style-name="P19"><text:span text:style-name="Source_20_Text"><text:span text:style-name="T2"><text:s text:c="2"/>useEffect(() =&gt; {</text:span></text:span></text:p>
      <text:p text:style-name="P19"><text:span text:style-name="Source_20_Text"><text:span text:style-name="T2"><text:s text:c="4"/>previousInputValue.current = inputValue;</text:span></text:span></text:p>
      <text:p text:style-name="P19"><text:span text:style-name="Source_20_Text"><text:span text:style-name="T2"><text:s text:c="2"/>}, [inputValue]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input</text:span></text:span></text:p>
      <text:p text:style-name="P19"><text:span text:style-name="Source_20_Text"><text:span text:style-name="T2"><text:s text:c="8"/>type="text"</text:span></text:span></text:p>
      <text:p text:style-name="P19"><text:span text:style-name="Source_20_Text"><text:span text:style-name="T2"><text:s text:c="8"/>value={inputValue}</text:span></text:span></text:p>
      <text:p text:style-name="P19"><text:span text:style-name="Source_20_Text"><text:span text:style-name="T2"><text:s text:c="8"/>onChange={(e) =&gt; setInputValue(e.target.value)}</text:span></text:span></text:p>
      <text:p text:style-name="P19"><text:span text:style-name="Source_20_Text"><text:span text:style-name="T2"><text:s text:c="6"/>/&gt;</text:span></text:span></text:p>
      <text:p text:style-name="P19"><text:span text:style-name="Source_20_Text"><text:span text:style-name="T2"><text:s text:c="6"/>&lt;h2&gt;Current Value: {inputValue}&lt;/h2&gt;</text:span></text:span></text:p>
      <text:p text:style-name="P19"><text:span text:style-name="Source_20_Text"><text:span text:style-name="T2"><text:s text:c="6"/>&lt;h2&gt;Previous Value: {previousInputValue.current}&lt;/h2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App /&gt;);</text:span></text:span></text:p>
      <text:p text:style-name="P23">This time we use a combination of <text:span text:style-name="Source_20_Text"><text:span text:style-name="T1">useState</text:span></text:span>, <text:span text:style-name="Source_20_Text"><text:span text:style-name="T1">useEffect</text:span></text:span>, and <text:span text:style-name="Source_20_Text"><text:span text:style-name="T1">useRef</text:span></text:span> to keep track of the previous state.</text:p>
      <text:p text:style-name="P27"><text:span text:style-name="T2">In the </text:span><text:span text:style-name="Source_20_Text"><text:span text:style-name="T2">useEffect</text:span></text:span><text:span text:style-name="T2">, we are updating the </text:span><text:span text:style-name="Source_20_Text"><text:span text:style-name="T2">useRef</text:span></text:span><text:span text:style-name="T2"> current value each time the </text:span><text:span text:style-name="Source_20_Text"><text:span text:style-name="T2">inputValue</text:span></text:span><text:span text:style-name="T2"> is updated by entering text into the input field.</text:span></text:p>
      <text:h text:style-name="P1" text:outline-level="1"><text:soft-page-break/><text:span text:style-name="T6">React </text:span><text:span text:style-name="Source_20_Text"><text:span text:style-name="T5">useReducer</text:span></text:span><text:span text:style-name="T6"> Hook</text:span></text:h>
      <text:p text:style-name="P23">The <text:span text:style-name="Source_20_Text"><text:span text:style-name="T1">useReducer</text:span></text:span> Hook is similar to the <text:span text:style-name="Source_20_Text"><text:span text:style-name="T1">useState</text:span></text:span> Hook.</text:p>
      <text:p text:style-name="P24">It allows for custom state logic.</text:p>
      <text:p text:style-name="P27"><text:span text:style-name="T2">If you find yourself keeping track of multiple pieces of state that rely on complex logic, </text:span><text:span text:style-name="Source_20_Text"><text:span text:style-name="T2">useReducer</text:span></text:span><text:span text:style-name="T2"> may be useful.</text:span></text:p>
      <text:h text:style-name="P7" text:outline-level="2">Syntax</text:h>
      <text:p text:style-name="P24">The useReducer Hook accepts two arguments.</text:p>
      <text:p text:style-name="P24">useReducer(&lt;reducer&gt;, &lt;initialState&gt;)</text:p>
      <text:p text:style-name="P27"><text:span text:style-name="T2">The </text:span><text:span text:style-name="Source_20_Text"><text:span text:style-name="T2">reducer</text:span></text:span><text:span text:style-name="T2"> function contains your custom state logic and the </text:span><text:span text:style-name="Source_20_Text"><text:span text:style-name="T2">initialState</text:span></text:span><text:span text:style-name="T2">can be a simple value but generally will contain an object.</text:span></text:p>
      <text:p text:style-name="P27"><text:span text:style-name="T2">The </text:span><text:span text:style-name="Source_20_Text"><text:span text:style-name="T2">useReducer</text:span></text:span><text:span text:style-name="T2"> Hook returns the current </text:span><text:span text:style-name="Source_20_Text"><text:span text:style-name="T2">state</text:span></text:span><text:span text:style-name="T2">and a </text:span><text:span text:style-name="Source_20_Text"><text:span text:style-name="T2">dispatch</text:span></text:span><text:span text:style-name="T2">method.</text:span></text:p>
      <text:p text:style-name="P27"><text:span text:style-name="T2">Here is an example of </text:span><text:span text:style-name="Source_20_Text"><text:span text:style-name="T2">useReducer</text:span></text:span><text:span text:style-name="T2"> in a counter app:</text:span></text:p>
      <text:h text:style-name="P12" text:outline-level="3">Example:</text:h>
      <text:p text:style-name="P19"><text:span text:style-name="Source_20_Text"><text:span text:style-name="T2">import { useReducer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const initialTodos = [</text:span></text:span></text:p>
      <text:p text:style-name="P19"><text:span text:style-name="Source_20_Text"><text:span text:style-name="T2"><text:s text:c="2"/>{</text:span></text:span></text:p>
      <text:p text:style-name="P19"><text:span text:style-name="Source_20_Text"><text:span text:style-name="T2"><text:s text:c="4"/>id: 1,</text:span></text:span></text:p>
      <text:p text:style-name="P19"><text:span text:style-name="Source_20_Text"><text:span text:style-name="T2"><text:s text:c="4"/>title: "Todo 1",</text:span></text:span></text:p>
      <text:p text:style-name="P19"><text:span text:style-name="Source_20_Text"><text:span text:style-name="T2"><text:s text:c="4"/>complete: false,</text:span></text:span></text:p>
      <text:p text:style-name="P19"><text:span text:style-name="Source_20_Text"><text:span text:style-name="T2"><text:s text:c="2"/>},</text:span></text:span></text:p>
      <text:p text:style-name="P19"><text:span text:style-name="Source_20_Text"><text:span text:style-name="T2"><text:s text:c="2"/>{</text:span></text:span></text:p>
      <text:p text:style-name="P19"><text:span text:style-name="Source_20_Text"><text:span text:style-name="T2"><text:s text:c="4"/>id: 2,</text:span></text:span></text:p>
      <text:p text:style-name="P19"><text:span text:style-name="Source_20_Text"><text:span text:style-name="T2"><text:s text:c="4"/>title: "Todo 2",</text:span></text:span></text:p>
      <text:p text:style-name="P19"><text:span text:style-name="Source_20_Text"><text:span text:style-name="T2"><text:s text:c="4"/>complete: false,</text:span></text:span></text:p>
      <text:p text:style-name="P19"><text:span text:style-name="Source_20_Text"><text:span text:style-name="T2"><text:s text:c="2"/>},</text:span></text:span></text:p>
      <text:p text:style-name="P19"><text:span text:style-name="Source_20_Text"><text:span text:style-name="T2">];</text:span></text:span></text:p>
      <text:p text:style-name="P17"/>
      <text:p text:style-name="P19"><text:span text:style-name="Source_20_Text"><text:span text:style-name="T2">const reducer = (state, action) =&gt; {</text:span></text:span></text:p>
      <text:p text:style-name="P19"><text:span text:style-name="Source_20_Text"><text:span text:style-name="T2"><text:s text:c="2"/>switch (action.type) {</text:span></text:span></text:p>
      <text:p text:style-name="P19"><text:span text:style-name="Source_20_Text"><text:span text:style-name="T2"><text:s text:c="4"/>case "COMPLETE":</text:span></text:span></text:p>
      <text:p text:style-name="P19"><text:span text:style-name="Source_20_Text"><text:span text:style-name="T2"><text:s text:c="6"/>return state.map((todo) =&gt; {</text:span></text:span></text:p>
      <text:p text:style-name="P19"><text:span text:style-name="Source_20_Text"><text:span text:style-name="T2"><text:s text:c="8"/>if (todo.id === action.id) {</text:span></text:span></text:p>
      <text:p text:style-name="P19"><text:span text:style-name="Source_20_Text"><text:span text:style-name="T2"><text:s text:c="10"/>return { ...todo, complete: !todo.complete };</text:span></text:span></text:p>
      <text:p text:style-name="P19"><text:span text:style-name="Source_20_Text"><text:span text:style-name="T2"><text:s text:c="8"/>} else {</text:span></text:span></text:p>
      <text:p text:style-name="P19"><text:span text:style-name="Source_20_Text"><text:span text:style-name="T2"><text:s text:c="10"/>return todo;</text:span></text:span></text:p>
      <text:p text:style-name="P19"><text:span text:style-name="Source_20_Text"><text:span text:style-name="T2"><text:s text:c="8"/>}</text:span></text:span></text:p>
      <text:p text:style-name="P19"><text:span text:style-name="Source_20_Text"><text:span text:style-name="T2"><text:s text:c="6"/>});</text:span></text:span></text:p>
      <text:p text:style-name="P19"><text:span text:style-name="Source_20_Text"><text:span text:style-name="T2"><text:s text:c="4"/>default:</text:span></text:span></text:p>
      <text:p text:style-name="P19"><text:span text:style-name="Source_20_Text"><text:span text:style-name="T2"><text:s text:c="6"/>return state;</text:span></text:span></text:p>
      <text:p text:style-name="P19"><text:span text:style-name="Source_20_Text"><text:span text:style-name="T2"><text:s text:c="2"/>}</text:span></text:span></text:p>
      <text:p text:style-name="P19"><text:span text:style-name="Source_20_Text"><text:span text:style-name="T2">};</text:span></text:span></text:p>
      <text:p text:style-name="P17"/>
      <text:p text:style-name="P19"><text:span text:style-name="Source_20_Text"><text:span text:style-name="T2">function Todos() {</text:span></text:span></text:p>
      <text:p text:style-name="P19"><text:span text:style-name="Source_20_Text"><text:span text:style-name="T2"><text:s text:c="2"/>const [todos, dispatch] = useReducer(reducer, initialTodos);</text:span></text:span></text:p>
      <text:p text:style-name="P17"/>
      <text:p text:style-name="P19"><text:span text:style-name="Source_20_Text"><text:span text:style-name="T2"><text:s text:c="2"/>const handleComplete = (todo) =&gt; {</text:span></text:span></text:p>
      <text:p text:style-name="P19"><text:soft-page-break/><text:span text:style-name="Source_20_Text"><text:span text:style-name="T2"><text:s text:c="4"/>dispatch({ type: "COMPLETE", id: todo.id });</text:span></text:span></text:p>
      <text:p text:style-name="P19"><text:span text:style-name="Source_20_Text"><text:span text:style-name="T2"><text:s text:c="2"/>}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{todos.map((todo) =&gt; (</text:span></text:span></text:p>
      <text:p text:style-name="P19"><text:span text:style-name="Source_20_Text"><text:span text:style-name="T2"><text:s text:c="8"/>&lt;div key={todo.id}&gt;</text:span></text:span></text:p>
      <text:p text:style-name="P19"><text:span text:style-name="Source_20_Text"><text:span text:style-name="T2"><text:s text:c="10"/>&lt;label&gt;</text:span></text:span></text:p>
      <text:p text:style-name="P19"><text:span text:style-name="Source_20_Text"><text:span text:style-name="T2"><text:s text:c="12"/>&lt;input</text:span></text:span></text:p>
      <text:p text:style-name="P19"><text:span text:style-name="Source_20_Text"><text:span text:style-name="T2"><text:s text:c="14"/>type="checkbox"</text:span></text:span></text:p>
      <text:p text:style-name="P19"><text:span text:style-name="Source_20_Text"><text:span text:style-name="T2"><text:s text:c="14"/>checked={todo.complete}</text:span></text:span></text:p>
      <text:p text:style-name="P19"><text:span text:style-name="Source_20_Text"><text:span text:style-name="T2"><text:s text:c="14"/>onChange={() =&gt; handleComplete(todo)}</text:span></text:span></text:p>
      <text:p text:style-name="P19"><text:span text:style-name="Source_20_Text"><text:span text:style-name="T2"><text:s text:c="12"/>/&gt;</text:span></text:span></text:p>
      <text:p text:style-name="P19"><text:span text:style-name="Source_20_Text"><text:span text:style-name="T2"><text:s text:c="12"/>{todo.title}</text:span></text:span></text:p>
      <text:p text:style-name="P19"><text:span text:style-name="Source_20_Text"><text:span text:style-name="T2"><text:s text:c="10"/>&lt;/label&gt;</text:span></text:span></text:p>
      <text:p text:style-name="P19"><text:span text:style-name="Source_20_Text"><text:span text:style-name="T2"><text:s text:c="8"/>&lt;/div&gt;</text:span></text:span></text:p>
      <text:p text:style-name="P19"><text:span text:style-name="Source_20_Text"><text:span text:style-name="T2"><text:s text:c="6"/>))}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Todos /&gt;);</text:span></text:span></text:p>
      <text:p text:style-name="P23">This is just the logic to keep track of the todo complete status.</text:p>
      <text:p text:style-name="P27"><text:span text:style-name="T2">All of the logic to add, delete, and complete a todo could be contained within a single </text:span><text:span text:style-name="Source_20_Text"><text:span text:style-name="T2">useReducer</text:span></text:span><text:span text:style-name="T2"> Hook by adding more actions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2" text:outline-level="1"><text:soft-page-break/><text:span text:style-name="T6">React </text:span><text:span text:style-name="Source_20_Text"><text:span text:style-name="T6">useCallback</text:span></text:span><text:span text:style-name="T6"> Hook</text:span></text:h>
      <text:p text:style-name="P24">The React <text:span text:style-name="Source_20_Text"><text:span text:style-name="T1">useCallback</text:span></text:span> Hook returns a memoized callback function.</text:p>
      <text:p text:style-name="P24">Think of memoization as caching a value so that it does not need to be recalculated.</text:p>
      <text:p text:style-name="P24">This allows us to isolate resource intensive functions so that they will not automatically run on every render.</text:p>
      <text:p text:style-name="P27"><text:span text:style-name="T2">The </text:span><text:span text:style-name="Source_20_Text"><text:span text:style-name="T2">useCallback</text:span></text:span><text:span text:style-name="T2"> Hook only runs when one of its dependencies update.</text:span></text:p>
      <text:p text:style-name="P24">This can improve performance.</text:p>
      <text:p text:style-name="P27"><text:span text:style-name="T2">The </text:span><text:span text:style-name="Source_20_Text"><text:span text:style-name="T2">useCallback</text:span></text:span><text:span text:style-name="T2"> and </text:span><text:span text:style-name="Source_20_Text"><text:span text:style-name="T2">useMemo</text:span></text:span><text:span text:style-name="T2"> Hooks are similar. The main difference is that </text:span><text:span text:style-name="Source_20_Text"><text:span text:style-name="T2">useMemo</text:span></text:span><text:span text:style-name="T2"> returns a memoized </text:span><text:span text:style-name="Emphasis"><text:span text:style-name="T2">value</text:span></text:span><text:span text:style-name="T2"> and </text:span><text:span text:style-name="Source_20_Text"><text:span text:style-name="T2">useCallback</text:span></text:span><text:span text:style-name="T2"> returns a memoized </text:span><text:span text:style-name="Emphasis"><text:span text:style-name="T2">function</text:span></text:span><text:span text:style-name="T2">. You can learn more about useMemo in the useMemo </text:span><text:a xlink:type="simple" xlink:href="https://www.w3schools.com/REACT/react_usememo.asp" text:style-name="Internet_20_link" text:visited-style-name="Visited_20_Internet_20_Link"><text:span text:style-name="T2">chapter</text:span></text:a><text:span text:style-name="T2">.</text:span></text:p>
      <text:h text:style-name="P11" text:outline-level="3">Problem</text:h>
      <text:p text:style-name="P27"><text:span text:style-name="T2">One reason to use </text:span><text:span text:style-name="Source_20_Text"><text:span text:style-name="T2">useCallback</text:span></text:span><text:span text:style-name="T2"> is to prevent a component from re-rendering unless its props have changed.</text:span></text:p>
      <text:p text:style-name="P27"><text:span text:style-name="T2">In this example, you might think that the </text:span><text:span text:style-name="Source_20_Text"><text:span text:style-name="T2">Todos</text:span></text:span><text:span text:style-name="T2"> component will not re-render unless the </text:span><text:span text:style-name="Source_20_Text"><text:span text:style-name="T2">todos</text:span></text:span><text:span text:style-name="T2"> change:</text:span></text:p>
      <text:p text:style-name="P27"><text:span text:style-name="T2">This is a similar example to the one in the </text:span><text:a xlink:type="simple" xlink:href="https://www.w3schools.com/REACT/react_memo.asp" text:style-name="Internet_20_link" text:visited-style-name="Visited_20_Internet_20_Link"><text:span text:style-name="T2">React.memo</text:span></text:a><text:span text:style-name="T2"> section.</text:span></text:p>
      <text:h text:style-name="P11" text:outline-level="3">Example:</text:h>
      <text:p text:style-name="P27"><text:span text:style-name="Source_20_Text"><text:span text:style-name="T3">index.js</text:span></text:span></text:p>
      <text:p text:style-name="P19"><text:span text:style-name="Source_20_Text"><text:span text:style-name="T2">import { useState } from "react";</text:span></text:span></text:p>
      <text:p text:style-name="P19"><text:span text:style-name="Source_20_Text"><text:span text:style-name="T2">import ReactDOM from "react-dom/client";</text:span></text:span></text:p>
      <text:p text:style-name="P19"><text:span text:style-name="Source_20_Text"><text:span text:style-name="T2">import Todos from "./Todos";</text:span></text:span></text:p>
      <text:p text:style-name="P17"/>
      <text:p text:style-name="P19"><text:span text:style-name="Source_20_Text"><text:span text:style-name="T2">const App = () =&gt; {</text:span></text:span></text:p>
      <text:p text:style-name="P19"><text:span text:style-name="Source_20_Text"><text:span text:style-name="T2"><text:s text:c="2"/>const [count, setCount] = useState(0);</text:span></text:span></text:p>
      <text:p text:style-name="P19"><text:span text:style-name="Source_20_Text"><text:span text:style-name="T2"><text:s text:c="2"/>const [todos, setTodos] = useState([]);</text:span></text:span></text:p>
      <text:p text:style-name="P17"/>
      <text:p text:style-name="P19"><text:span text:style-name="Source_20_Text"><text:span text:style-name="T2"><text:s text:c="2"/>const increment = () =&gt; {</text:span></text:span></text:p>
      <text:p text:style-name="P19"><text:span text:style-name="Source_20_Text"><text:span text:style-name="T2"><text:s text:c="4"/>setCount((c) =&gt; c + 1);</text:span></text:span></text:p>
      <text:p text:style-name="P19"><text:span text:style-name="Source_20_Text"><text:span text:style-name="T2"><text:s text:c="2"/>};</text:span></text:span></text:p>
      <text:p text:style-name="P19"><text:span text:style-name="Source_20_Text"><text:span text:style-name="T2"><text:s text:c="2"/>const addTodo = () =&gt; {</text:span></text:span></text:p>
      <text:p text:style-name="P19"><text:span text:style-name="Source_20_Text"><text:span text:style-name="T2"><text:s text:c="4"/>setTodos((t) =&gt; [...t, "New Todo"]);</text:span></text:span></text:p>
      <text:p text:style-name="P19"><text:span text:style-name="Source_20_Text"><text:span text:style-name="T2"><text:s text:c="2"/>}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Todos todos={todos} addTodo={addTodo} /&gt;</text:span></text:span></text:p>
      <text:p text:style-name="P19"><text:span text:style-name="Source_20_Text"><text:span text:style-name="T2"><text:s text:c="6"/>&lt;hr /&gt;</text:span></text:span></text:p>
      <text:p text:style-name="P19"><text:span text:style-name="Source_20_Text"><text:span text:style-name="T2"><text:s text:c="6"/>&lt;div&gt;</text:span></text:span></text:p>
      <text:p text:style-name="P19"><text:span text:style-name="Source_20_Text"><text:span text:style-name="T2"><text:s text:c="8"/>Count: {count}</text:span></text:span></text:p>
      <text:p text:style-name="P19"><text:span text:style-name="Source_20_Text"><text:span text:style-name="T2"><text:s text:c="8"/>&lt;button onClick={increment}&gt;+&lt;/button&gt;</text:span></text:span></text:p>
      <text:p text:style-name="P19"><text:span text:style-name="Source_20_Text"><text:span text:style-name="T2"><text:s text:c="6"/>&lt;/div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;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App /&gt;);</text:span></text:span></text:p>
      <text:p text:style-name="P27"><text:span text:style-name="Source_20_Text"><text:span text:style-name="T3">Todos.js</text:span></text:span></text:p>
      <text:p text:style-name="P19"><text:soft-page-break/><text:span text:style-name="Source_20_Text"><text:span text:style-name="T2">import { memo } from "react";</text:span></text:span></text:p>
      <text:p text:style-name="P17"/>
      <text:p text:style-name="P19"><text:span text:style-name="Source_20_Text"><text:span text:style-name="T2">const Todos = ({ todos, addTodo }) =&gt; {</text:span></text:span></text:p>
      <text:p text:style-name="P19"><text:span text:style-name="Source_20_Text"><text:span text:style-name="T2"><text:s text:c="2"/>console.log("child render");</text:span></text:span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2&gt;My Todos&lt;/h2&gt;</text:span></text:span></text:p>
      <text:p text:style-name="P19"><text:span text:style-name="Source_20_Text"><text:span text:style-name="T2"><text:s text:c="6"/>{todos.map((todo, index) =&gt; {</text:span></text:span></text:p>
      <text:p text:style-name="P19"><text:span text:style-name="Source_20_Text"><text:span text:style-name="T2"><text:s text:c="8"/>return &lt;p key={index}&gt;{todo}&lt;/p&gt;;</text:span></text:span></text:p>
      <text:p text:style-name="P19"><text:span text:style-name="Source_20_Text"><text:span text:style-name="T2"><text:s text:c="6"/>})}</text:span></text:span></text:p>
      <text:p text:style-name="P19"><text:span text:style-name="Source_20_Text"><text:span text:style-name="T2"><text:s text:c="6"/>&lt;button onClick={addTodo}&gt;Add Todo&lt;/button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;</text:span></text:span></text:p>
      <text:p text:style-name="P17"/>
      <text:p text:style-name="P20"><text:span text:style-name="Source_20_Text"><text:span text:style-name="T2">export default memo(Todos);</text:span></text:span></text:p>
      <text:p text:style-name="P24">Try running this and click the count increment button.</text:p>
      <text:p text:style-name="P27"><text:span text:style-name="T2">You will notice that the </text:span><text:span text:style-name="Source_20_Text"><text:span text:style-name="T2">Todos</text:span></text:span><text:span text:style-name="T2"> component re-renders even when the </text:span><text:span text:style-name="Source_20_Text"><text:span text:style-name="T2">todos</text:span></text:span><text:span text:style-name="T2"> do not change.</text:span></text:p>
      <text:p text:style-name="P27"><text:span text:style-name="T2">Why does this not work? We are using </text:span><text:span text:style-name="Source_20_Text"><text:span text:style-name="T2">memo</text:span></text:span><text:span text:style-name="T2">, so the </text:span><text:span text:style-name="Source_20_Text"><text:span text:style-name="T2">Todos</text:span></text:span><text:span text:style-name="T2"> component should not re-render since neither the </text:span><text:span text:style-name="Source_20_Text"><text:span text:style-name="T2">todos</text:span></text:span><text:span text:style-name="T2"> state nor the </text:span><text:span text:style-name="Source_20_Text"><text:span text:style-name="T2">addTodo</text:span></text:span><text:span text:style-name="T2"> function are changing when the count is incremented.</text:span></text:p>
      <text:p text:style-name="P24">This is because of something called "referential equality".</text:p>
      <text:p text:style-name="P27"><text:span text:style-name="T2">Every time a component re-renders, its functions get recreated. Because of this, the </text:span><text:span text:style-name="Source_20_Text"><text:span text:style-name="T2">addTodo</text:span></text:span><text:span text:style-name="T2"> function has actually changed.</text:span></text:p>
      <text:p text:style-name="P15"/>
      <text:h text:style-name="P8" text:outline-level="2">Solution</text:h>
      <text:p text:style-name="P27"><text:span text:style-name="T2">To fix this, we can use the </text:span><text:span text:style-name="Source_20_Text"><text:span text:style-name="T2">useCallback</text:span></text:span><text:span text:style-name="T2"> hook to prevent the function from being recreated unless necessary.</text:span></text:p>
      <text:p text:style-name="P27"><text:span text:style-name="T2">Use the </text:span><text:span text:style-name="Source_20_Text"><text:span text:style-name="T2">useCallback</text:span></text:span><text:span text:style-name="T2"> Hook to prevent the </text:span><text:span text:style-name="Source_20_Text"><text:span text:style-name="T2">Todos</text:span></text:span><text:span text:style-name="T2"> component from re-rendering needlessly:</text:span></text:p>
      <text:h text:style-name="P11" text:outline-level="3">Example:</text:h>
      <text:p text:style-name="P27"><text:span text:style-name="Source_20_Text"><text:span text:style-name="T3">index.js</text:span></text:span></text:p>
      <text:p text:style-name="P19"><text:span text:style-name="Source_20_Text"><text:span text:style-name="T2">import { useState, useCallback } from "react";</text:span></text:span></text:p>
      <text:p text:style-name="P19"><text:span text:style-name="Source_20_Text"><text:span text:style-name="T2">import ReactDOM from "react-dom/client";</text:span></text:span></text:p>
      <text:p text:style-name="P19"><text:span text:style-name="Source_20_Text"><text:span text:style-name="T2">import Todos from "./Todos";</text:span></text:span></text:p>
      <text:p text:style-name="P17"/>
      <text:p text:style-name="P19"><text:span text:style-name="Source_20_Text"><text:span text:style-name="T2">const App = () =&gt; {</text:span></text:span></text:p>
      <text:p text:style-name="P19"><text:span text:style-name="Source_20_Text"><text:span text:style-name="T2"><text:s text:c="2"/>const [count, setCount] = useState(0);</text:span></text:span></text:p>
      <text:p text:style-name="P19"><text:span text:style-name="Source_20_Text"><text:span text:style-name="T2"><text:s text:c="2"/>const [todos, setTodos] = useState([]);</text:span></text:span></text:p>
      <text:p text:style-name="P17"/>
      <text:p text:style-name="P19"><text:span text:style-name="Source_20_Text"><text:span text:style-name="T2"><text:s text:c="2"/>const increment = () =&gt; {</text:span></text:span></text:p>
      <text:p text:style-name="P19"><text:span text:style-name="Source_20_Text"><text:span text:style-name="T2"><text:s text:c="4"/>setCount((c) =&gt; c + 1);</text:span></text:span></text:p>
      <text:p text:style-name="P19"><text:span text:style-name="Source_20_Text"><text:span text:style-name="T2"><text:s text:c="2"/>};</text:span></text:span></text:p>
      <text:p text:style-name="P19"><text:span text:style-name="Source_20_Text"><text:span text:style-name="T2"><text:s text:c="2"/>const addTodo = useCallback(() =&gt; {</text:span></text:span></text:p>
      <text:p text:style-name="P19"><text:span text:style-name="Source_20_Text"><text:span text:style-name="T2"><text:s text:c="4"/>setTodos((t) =&gt; [...t, "New Todo"]);</text:span></text:span></text:p>
      <text:p text:style-name="P19"><text:span text:style-name="Source_20_Text"><text:span text:style-name="T2"><text:s text:c="2"/>}, [todos]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Todos todos={todos} addTodo={addTodo} /&gt;</text:span></text:span></text:p>
      <text:p text:style-name="P19"><text:soft-page-break/><text:span text:style-name="Source_20_Text"><text:span text:style-name="T2"><text:s text:c="6"/>&lt;hr /&gt;</text:span></text:span></text:p>
      <text:p text:style-name="P19"><text:span text:style-name="Source_20_Text"><text:span text:style-name="T2"><text:s text:c="6"/>&lt;div&gt;</text:span></text:span></text:p>
      <text:p text:style-name="P19"><text:span text:style-name="Source_20_Text"><text:span text:style-name="T2"><text:s text:c="8"/>Count: {count}</text:span></text:span></text:p>
      <text:p text:style-name="P19"><text:span text:style-name="Source_20_Text"><text:span text:style-name="T2"><text:s text:c="8"/>&lt;button onClick={increment}&gt;+&lt;/button&gt;</text:span></text:span></text:p>
      <text:p text:style-name="P19"><text:span text:style-name="Source_20_Text"><text:span text:style-name="T2"><text:s text:c="6"/>&lt;/div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;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App /&gt;);</text:span></text:span></text:p>
      <text:p text:style-name="P27"><text:span text:style-name="Source_20_Text"><text:span text:style-name="T3">Todos.js</text:span></text:span></text:p>
      <text:p text:style-name="P19"><text:span text:style-name="Source_20_Text"><text:span text:style-name="T2">import { memo } from "react";</text:span></text:span></text:p>
      <text:p text:style-name="P17"/>
      <text:p text:style-name="P19"><text:span text:style-name="Source_20_Text"><text:span text:style-name="T2">const Todos = ({ todos, addTodo }) =&gt; {</text:span></text:span></text:p>
      <text:p text:style-name="P19"><text:span text:style-name="Source_20_Text"><text:span text:style-name="T2"><text:s text:c="2"/>console.log("child render");</text:span></text:span></text:p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&lt;h2&gt;My Todos&lt;/h2&gt;</text:span></text:span></text:p>
      <text:p text:style-name="P19"><text:span text:style-name="Source_20_Text"><text:span text:style-name="T2"><text:s text:c="6"/>{todos.map((todo, index) =&gt; {</text:span></text:span></text:p>
      <text:p text:style-name="P19"><text:span text:style-name="Source_20_Text"><text:span text:style-name="T2"><text:s text:c="8"/>return &lt;p key={index}&gt;{todo}&lt;/p&gt;;</text:span></text:span></text:p>
      <text:p text:style-name="P19"><text:span text:style-name="Source_20_Text"><text:span text:style-name="T2"><text:s text:c="6"/>})}</text:span></text:span></text:p>
      <text:p text:style-name="P19"><text:span text:style-name="Source_20_Text"><text:span text:style-name="T2"><text:s text:c="6"/>&lt;button onClick={addTodo}&gt;Add Todo&lt;/button&gt;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;</text:span></text:span></text:p>
      <text:p text:style-name="P17"/>
      <text:p text:style-name="P20"><text:span text:style-name="Source_20_Text"><text:span text:style-name="T2">export default memo(Todos);</text:span></text:span></text:p>
      <text:p text:style-name="P24">Now the <text:span text:style-name="Source_20_Text"><text:span text:style-name="T1">Todos</text:span></text:span> component will only re-render when the <text:span text:style-name="Source_20_Text"><text:span text:style-name="T1">todos</text:span></text:span> prop changes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2" text:outline-level="1"><text:soft-page-break/><text:span text:style-name="T6">React </text:span><text:span text:style-name="Source_20_Text"><text:span text:style-name="T6">useMemo</text:span></text:span><text:span text:style-name="T6"> Hook</text:span></text:h>
      <text:p text:style-name="P24">The React <text:span text:style-name="Source_20_Text"><text:span text:style-name="T1">useMemo</text:span></text:span> Hook returns a memoized value.</text:p>
      <text:p text:style-name="P24">Think of memoization as caching a value so that it does not need to be recalculated.</text:p>
      <text:p text:style-name="P27"><text:span text:style-name="T2">The </text:span><text:span text:style-name="Source_20_Text"><text:span text:style-name="T2">useMemo</text:span></text:span><text:span text:style-name="T2"> Hook only runs when one of its dependencies update.</text:span></text:p>
      <text:p text:style-name="P24">This can improve performance.</text:p>
      <text:p text:style-name="P27"><text:span text:style-name="T2">The </text:span><text:span text:style-name="Source_20_Text"><text:span text:style-name="T2">useMemo</text:span></text:span><text:span text:style-name="T2"> and </text:span><text:span text:style-name="Source_20_Text"><text:span text:style-name="T2">useCallback</text:span></text:span><text:span text:style-name="T2"> Hooks are similar. The main difference is that </text:span><text:span text:style-name="Source_20_Text"><text:span text:style-name="T2">useMemo</text:span></text:span><text:span text:style-name="T2"> returns a memoized value and </text:span><text:span text:style-name="Source_20_Text"><text:span text:style-name="T2">useCallback</text:span></text:span><text:span text:style-name="T2"> returns a memoized function. You can learn more about </text:span><text:span text:style-name="Source_20_Text"><text:span text:style-name="T2">useCallback</text:span></text:span><text:span text:style-name="T2"> in the </text:span><text:a xlink:type="simple" xlink:href="https://www.w3schools.com/REACT/react_usecallback.asp" text:style-name="Internet_20_link" text:visited-style-name="Visited_20_Internet_20_Link"><text:span text:style-name="T2">useCallback chapter</text:span></text:a><text:span text:style-name="T2">.</text:span></text:p>
      <text:h text:style-name="P8" text:outline-level="2">Performance</text:h>
      <text:p text:style-name="P27"><text:span text:style-name="T2">The </text:span><text:span text:style-name="Source_20_Text"><text:span text:style-name="T2">useMemo</text:span></text:span><text:span text:style-name="T2"> Hook can be used to keep expensive, resource intensive functions from needlessly running.</text:span></text:p>
      <text:p text:style-name="P24">In this example, we have an expensive function that runs on every render.</text:p>
      <text:p text:style-name="P24">When changing the count or adding a todo, you will notice a delay in execution.</text:p>
      <text:h text:style-name="P11" text:outline-level="3">Example:</text:h>
      <text:p text:style-name="P27"><text:span text:style-name="T2">A poor performing function. The </text:span><text:span text:style-name="Source_20_Text"><text:span text:style-name="T2">expensiveCalculation</text:span></text:span><text:span text:style-name="T2"> function runs on every render:</text:span></text:p>
      <text:p text:style-name="P19"><text:span text:style-name="Source_20_Text"><text:span text:style-name="T2">import { useState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const App = () =&gt; {</text:span></text:span></text:p>
      <text:p text:style-name="P19"><text:span text:style-name="Source_20_Text"><text:span text:style-name="T2"><text:s text:c="2"/>const [count, setCount] = useState(0);</text:span></text:span></text:p>
      <text:p text:style-name="P19"><text:span text:style-name="Source_20_Text"><text:span text:style-name="T2"><text:s text:c="2"/>const [todos, setTodos] = useState([]);</text:span></text:span></text:p>
      <text:p text:style-name="P19"><text:span text:style-name="Source_20_Text"><text:span text:style-name="T2"><text:s text:c="2"/>const calculation = expensiveCalculation(count);</text:span></text:span></text:p>
      <text:p text:style-name="P17"/>
      <text:p text:style-name="P19"><text:span text:style-name="Source_20_Text"><text:span text:style-name="T2"><text:s text:c="2"/>const increment = () =&gt; {</text:span></text:span></text:p>
      <text:p text:style-name="P19"><text:span text:style-name="Source_20_Text"><text:span text:style-name="T2"><text:s text:c="4"/>setCount((c) =&gt; c + 1);</text:span></text:span></text:p>
      <text:p text:style-name="P19"><text:span text:style-name="Source_20_Text"><text:span text:style-name="T2"><text:s text:c="2"/>};</text:span></text:span></text:p>
      <text:p text:style-name="P19"><text:span text:style-name="Source_20_Text"><text:span text:style-name="T2"><text:s text:c="2"/>const addTodo = () =&gt; {</text:span></text:span></text:p>
      <text:p text:style-name="P19"><text:span text:style-name="Source_20_Text"><text:span text:style-name="T2"><text:s text:c="4"/>setTodos((t) =&gt; [...t, "New Todo"]);</text:span></text:span></text:p>
      <text:p text:style-name="P19"><text:span text:style-name="Source_20_Text"><text:span text:style-name="T2"><text:s text:c="2"/>}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div&gt;</text:span></text:span></text:p>
      <text:p text:style-name="P19"><text:span text:style-name="Source_20_Text"><text:span text:style-name="T2"><text:s text:c="6"/>&lt;div&gt;</text:span></text:span></text:p>
      <text:p text:style-name="P19"><text:span text:style-name="Source_20_Text"><text:span text:style-name="T2"><text:s text:c="8"/>&lt;h2&gt;My Todos&lt;/h2&gt;</text:span></text:span></text:p>
      <text:p text:style-name="P19"><text:span text:style-name="Source_20_Text"><text:span text:style-name="T2"><text:s text:c="8"/>{todos.map((todo, index) =&gt; {</text:span></text:span></text:p>
      <text:p text:style-name="P19"><text:span text:style-name="Source_20_Text"><text:span text:style-name="T2"><text:s text:c="10"/>return &lt;p key={index}&gt;{todo}&lt;/p&gt;;</text:span></text:span></text:p>
      <text:p text:style-name="P19"><text:span text:style-name="Source_20_Text"><text:span text:style-name="T2"><text:s text:c="8"/>})}</text:span></text:span></text:p>
      <text:p text:style-name="P19"><text:span text:style-name="Source_20_Text"><text:span text:style-name="T2"><text:s text:c="8"/>&lt;button onClick={addTodo}&gt;Add Todo&lt;/button&gt;</text:span></text:span></text:p>
      <text:p text:style-name="P19"><text:span text:style-name="Source_20_Text"><text:span text:style-name="T2"><text:s text:c="6"/>&lt;/div&gt;</text:span></text:span></text:p>
      <text:p text:style-name="P19"><text:span text:style-name="Source_20_Text"><text:span text:style-name="T2"><text:s text:c="6"/>&lt;hr /&gt;</text:span></text:span></text:p>
      <text:p text:style-name="P19"><text:span text:style-name="Source_20_Text"><text:span text:style-name="T2"><text:s text:c="6"/>&lt;div&gt;</text:span></text:span></text:p>
      <text:p text:style-name="P19"><text:span text:style-name="Source_20_Text"><text:span text:style-name="T2"><text:s text:c="8"/>Count: {count}</text:span></text:span></text:p>
      <text:p text:style-name="P19"><text:span text:style-name="Source_20_Text"><text:span text:style-name="T2"><text:s text:c="8"/>&lt;button onClick={increment}&gt;+&lt;/button&gt;</text:span></text:span></text:p>
      <text:p text:style-name="P19"><text:span text:style-name="Source_20_Text"><text:span text:style-name="T2"><text:s text:c="8"/>&lt;h2&gt;Expensive Calculation&lt;/h2&gt;</text:span></text:span></text:p>
      <text:p text:style-name="P19"><text:span text:style-name="Source_20_Text"><text:span text:style-name="T2"><text:s text:c="8"/>{calculation}</text:span></text:span></text:p>
      <text:p text:style-name="P19"><text:span text:style-name="Source_20_Text"><text:span text:style-name="T2"><text:s text:c="6"/>&lt;/div&gt;</text:span></text:span></text:p>
      <text:p text:style-name="P19"><text:span text:style-name="Source_20_Text"><text:span text:style-name="T2"><text:s text:c="4"/>&lt;/div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;</text:span></text:span></text:p>
      <text:p text:style-name="P17"><text:soft-page-break/></text:p>
      <text:p text:style-name="P19"><text:span text:style-name="Source_20_Text"><text:span text:style-name="T2">const expensiveCalculation = (num) =&gt; {</text:span></text:span></text:p>
      <text:p text:style-name="P19"><text:span text:style-name="Source_20_Text"><text:span text:style-name="T2"><text:s text:c="2"/>console.log("Calculating...");</text:span></text:span></text:p>
      <text:p text:style-name="P19"><text:span text:style-name="Source_20_Text"><text:span text:style-name="T2"><text:s text:c="2"/>for (let i = 0; i &lt; 1000000000; i++) {</text:span></text:span></text:p>
      <text:p text:style-name="P19"><text:span text:style-name="Source_20_Text"><text:span text:style-name="T2"><text:s text:c="4"/>num += 1;</text:span></text:span></text:p>
      <text:p text:style-name="P19"><text:span text:style-name="Source_20_Text"><text:span text:style-name="T2"><text:s text:c="2"/>}</text:span></text:span></text:p>
      <text:p text:style-name="P19"><text:span text:style-name="Source_20_Text"><text:span text:style-name="T2"><text:s text:c="2"/>return num;</text:span></text:span></text:p>
      <text:p text:style-name="P19"><text:span text:style-name="Source_20_Text"><text:span text:style-name="T2">};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App /&gt;);</text:span></text:span></text:p>
      <text:h text:style-name="P8" text:outline-level="2">Use <text:span text:style-name="Source_20_Text"><text:span text:style-name="T1">useMemo</text:span></text:span></text:h>
      <text:p text:style-name="P27"><text:span text:style-name="T2">To fix this performance issue, we can use the </text:span><text:span text:style-name="Source_20_Text"><text:span text:style-name="T2">useMemo</text:span></text:span><text:span text:style-name="T2"> Hook to memoize the </text:span><text:span text:style-name="Source_20_Text"><text:span text:style-name="T2">expensiveCalculation</text:span></text:span><text:span text:style-name="T2"> function. This will cause the function to only run when needed.</text:span></text:p>
      <text:p text:style-name="P27"><text:span text:style-name="T2">We can wrap the expensive function call with </text:span><text:span text:style-name="Source_20_Text"><text:span text:style-name="T2">useMemo</text:span></text:span><text:span text:style-name="T2">.</text:span></text:p>
      <text:p text:style-name="P27"><text:span text:style-name="T2">The </text:span><text:span text:style-name="Source_20_Text"><text:span text:style-name="T2">useMemo</text:span></text:span><text:span text:style-name="T2">Hook accepts a second parameter to declare dependencies. The expensive function will only run when its dependencies have changed.</text:span></text:p>
      <text:p text:style-name="P27"><text:span text:style-name="T2">In the following example, the expensive function will only run when </text:span><text:span text:style-name="Source_20_Text"><text:span text:style-name="T2">count</text:span></text:span><text:span text:style-name="T2"> is changed and not when todo's are added.</text:span></text:p>
      <text:h text:style-name="P11" text:outline-level="3">Example:</text:h>
      <text:p text:style-name="P27"><text:span text:style-name="T2">Performance example using the </text:span><text:span text:style-name="Source_20_Text"><text:span text:style-name="T2">useMemo</text:span></text:span><text:span text:style-name="T2"> Hook:</text:span></text:p>
      <text:p text:style-name="P19"><text:span text:style-name="Source_20_Text"><text:span text:style-name="T2">import { useState, useMemo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const App = () =&gt; {</text:span></text:span></text:p>
      <text:p text:style-name="P19"><text:span text:style-name="Source_20_Text"><text:span text:style-name="T2"><text:s text:c="2"/>const [count, setCount] = useState(0);</text:span></text:span></text:p>
      <text:p text:style-name="P19"><text:span text:style-name="Source_20_Text"><text:span text:style-name="T2"><text:s text:c="2"/>const [todos, setTodos] = useState([]);</text:span></text:span></text:p>
      <text:p text:style-name="P19"><text:span text:style-name="Source_20_Text"><text:span text:style-name="T2"><text:s text:c="2"/>const calculation = useMemo(() =&gt; expensiveCalculation(count), [count]);</text:span></text:span></text:p>
      <text:p text:style-name="P17"/>
      <text:p text:style-name="P19"><text:span text:style-name="Source_20_Text"><text:span text:style-name="T2"><text:s text:c="2"/>const increment = () =&gt; {</text:span></text:span></text:p>
      <text:p text:style-name="P19"><text:span text:style-name="Source_20_Text"><text:span text:style-name="T2"><text:s text:c="4"/>setCount((c) =&gt; c + 1);</text:span></text:span></text:p>
      <text:p text:style-name="P19"><text:span text:style-name="Source_20_Text"><text:span text:style-name="T2"><text:s text:c="2"/>};</text:span></text:span></text:p>
      <text:p text:style-name="P19"><text:span text:style-name="Source_20_Text"><text:span text:style-name="T2"><text:s text:c="2"/>const addTodo = () =&gt; {</text:span></text:span></text:p>
      <text:p text:style-name="P19"><text:span text:style-name="Source_20_Text"><text:span text:style-name="T2"><text:s text:c="4"/>setTodos((t) =&gt; [...t, "New Todo"]);</text:span></text:span></text:p>
      <text:p text:style-name="P19"><text:span text:style-name="Source_20_Text"><text:span text:style-name="T2"><text:s text:c="2"/>}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div&gt;</text:span></text:span></text:p>
      <text:p text:style-name="P19"><text:span text:style-name="Source_20_Text"><text:span text:style-name="T2"><text:s text:c="6"/>&lt;div&gt;</text:span></text:span></text:p>
      <text:p text:style-name="P19"><text:span text:style-name="Source_20_Text"><text:span text:style-name="T2"><text:s text:c="8"/>&lt;h2&gt;My Todos&lt;/h2&gt;</text:span></text:span></text:p>
      <text:p text:style-name="P19"><text:span text:style-name="Source_20_Text"><text:span text:style-name="T2"><text:s text:c="8"/>{todos.map((todo, index) =&gt; {</text:span></text:span></text:p>
      <text:p text:style-name="P19"><text:span text:style-name="Source_20_Text"><text:span text:style-name="T2"><text:s text:c="10"/>return &lt;p key={index}&gt;{todo}&lt;/p&gt;;</text:span></text:span></text:p>
      <text:p text:style-name="P19"><text:span text:style-name="Source_20_Text"><text:span text:style-name="T2"><text:s text:c="8"/>})}</text:span></text:span></text:p>
      <text:p text:style-name="P19"><text:span text:style-name="Source_20_Text"><text:span text:style-name="T2"><text:s text:c="8"/>&lt;button onClick={addTodo}&gt;Add Todo&lt;/button&gt;</text:span></text:span></text:p>
      <text:p text:style-name="P19"><text:span text:style-name="Source_20_Text"><text:span text:style-name="T2"><text:s text:c="6"/>&lt;/div&gt;</text:span></text:span></text:p>
      <text:p text:style-name="P19"><text:span text:style-name="Source_20_Text"><text:span text:style-name="T2"><text:s text:c="6"/>&lt;hr /&gt;</text:span></text:span></text:p>
      <text:p text:style-name="P19"><text:span text:style-name="Source_20_Text"><text:span text:style-name="T2"><text:s text:c="6"/>&lt;div&gt;</text:span></text:span></text:p>
      <text:p text:style-name="P19"><text:span text:style-name="Source_20_Text"><text:span text:style-name="T2"><text:s text:c="8"/>Count: {count}</text:span></text:span></text:p>
      <text:p text:style-name="P19"><text:span text:style-name="Source_20_Text"><text:span text:style-name="T2"><text:s text:c="8"/>&lt;button onClick={increment}&gt;+&lt;/button&gt;</text:span></text:span></text:p>
      <text:p text:style-name="P19"><text:span text:style-name="Source_20_Text"><text:span text:style-name="T2"><text:s text:c="8"/>&lt;h2&gt;Expensive Calculation&lt;/h2&gt;</text:span></text:span></text:p>
      <text:p text:style-name="P19"><text:span text:style-name="Source_20_Text"><text:span text:style-name="T2"><text:s text:c="8"/>{calculation}</text:span></text:span></text:p>
      <text:p text:style-name="P19"><text:soft-page-break/><text:span text:style-name="Source_20_Text"><text:span text:style-name="T2"><text:s text:c="6"/>&lt;/div&gt;</text:span></text:span></text:p>
      <text:p text:style-name="P19"><text:span text:style-name="Source_20_Text"><text:span text:style-name="T2"><text:s text:c="4"/>&lt;/div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;</text:span></text:span></text:p>
      <text:p text:style-name="P17"/>
      <text:p text:style-name="P19"><text:span text:style-name="Source_20_Text"><text:span text:style-name="T2">const expensiveCalculation = (num) =&gt; {</text:span></text:span></text:p>
      <text:p text:style-name="P19"><text:span text:style-name="Source_20_Text"><text:span text:style-name="T2"><text:s text:c="2"/>console.log("Calculating...");</text:span></text:span></text:p>
      <text:p text:style-name="P19"><text:span text:style-name="Source_20_Text"><text:span text:style-name="T2"><text:s text:c="2"/>for (let i = 0; i &lt; 1000000000; i++) {</text:span></text:span></text:p>
      <text:p text:style-name="P19"><text:span text:style-name="Source_20_Text"><text:span text:style-name="T2"><text:s text:c="4"/>num += 1;</text:span></text:span></text:p>
      <text:p text:style-name="P19"><text:span text:style-name="Source_20_Text"><text:span text:style-name="T2"><text:s text:c="2"/>}</text:span></text:span></text:p>
      <text:p text:style-name="P19"><text:span text:style-name="Source_20_Text"><text:span text:style-name="T2"><text:s text:c="2"/>return num;</text:span></text:span></text:p>
      <text:p text:style-name="P19"><text:span text:style-name="Source_20_Text"><text:span text:style-name="T2">};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App /&gt;);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" text:outline-level="1"><text:soft-page-break/>React Custom Hooks</text:h>
      <text:p text:style-name="P24">Hooks are reusable functions.</text:p>
      <text:p text:style-name="P24">When you have component logic that needs to be used by multiple components, we can extract that logic to a custom Hook.</text:p>
      <text:p text:style-name="P27"><text:span text:style-name="T2">Custom Hooks start with "use". Example: </text:span><text:span text:style-name="Source_20_Text"><text:span text:style-name="T2">useFetch</text:span></text:span><text:span text:style-name="T2">.</text:span></text:p>
      <text:h text:style-name="P8" text:outline-level="2">Build a Hook</text:h>
      <text:p text:style-name="P27"><text:span text:style-name="T2">In the following code, we are fetching data in our </text:span><text:span text:style-name="Source_20_Text"><text:span text:style-name="T2">Home</text:span></text:span><text:span text:style-name="T2"> component and displaying it.</text:span></text:p>
      <text:p text:style-name="P27"><text:span text:style-name="T2">We will use the </text:span><text:a xlink:type="simple" xlink:href="https://jsonplaceholder.typicode.com/" office:target-frame-name="_blank" xlink:show="new" text:style-name="Internet_20_link" text:visited-style-name="Visited_20_Internet_20_Link"><text:span text:style-name="T2">JSONPlaceholder</text:span></text:a><text:span text:style-name="T2"> service to fetch fake data. This service is great for testing applications when there is no existing data.</text:span></text:p>
      <text:p text:style-name="P27"><text:span text:style-name="T2">To learn more, check out the </text:span><text:a xlink:type="simple" xlink:href="https://www.w3schools.com/js/js_api_fetch.asp" text:style-name="Internet_20_link" text:visited-style-name="Visited_20_Internet_20_Link"><text:span text:style-name="T2">JavaScript Fetch API</text:span></text:a><text:span text:style-name="T2"> section.</text:span></text:p>
      <text:p text:style-name="P24">Use the JSONPlaceholder service to fetch fake "todo" items and display the titles on the page:</text:p>
      <text:h text:style-name="P11" text:outline-level="3">Example:</text:h>
      <text:p text:style-name="P27"><text:span text:style-name="Source_20_Text"><text:span text:style-name="T2">index.js</text:span></text:span><text:span text:style-name="T2">:</text:span></text:p>
      <text:p text:style-name="P19"><text:span text:style-name="Source_20_Text"><text:span text:style-name="T2">import { useState, useEffect } from "react";</text:span></text:span></text:p>
      <text:p text:style-name="P19"><text:span text:style-name="Source_20_Text"><text:span text:style-name="T2">import ReactDOM from "react-dom/client";</text:span></text:span></text:p>
      <text:p text:style-name="P17"/>
      <text:p text:style-name="P19"><text:span text:style-name="Source_20_Text"><text:span text:style-name="T2">const Home = () =&gt; {</text:span></text:span></text:p>
      <text:p text:style-name="P19"><text:span text:style-name="Source_20_Text"><text:span text:style-name="T2"><text:s text:c="2"/>const [data, setData] = useState(null);</text:span></text:span></text:p>
      <text:p text:style-name="P17"/>
      <text:p text:style-name="P19"><text:span text:style-name="Source_20_Text"><text:span text:style-name="T2"><text:s text:c="2"/>useEffect(() =&gt; {</text:span></text:span></text:p>
      <text:p text:style-name="P19"><text:span text:style-name="Source_20_Text"><text:span text:style-name="T2"><text:s text:c="4"/>fetch("https://jsonplaceholder.typicode.com/todos")</text:span></text:span></text:p>
      <text:p text:style-name="P19"><text:span text:style-name="Source_20_Text"><text:span text:style-name="T2"><text:s text:c="6"/>.then((res) =&gt; res.json())</text:span></text:span></text:p>
      <text:p text:style-name="P19"><text:span text:style-name="Source_20_Text"><text:span text:style-name="T2"><text:s text:c="6"/>.then((data) =&gt; setData(data));</text:span></text:span></text:p>
      <text:p text:style-name="P19"><text:span text:style-name="Source_20_Text"><text:span text:style-name="T2"><text:s/>}, []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{data &amp;&amp;</text:span></text:span></text:p>
      <text:p text:style-name="P19"><text:span text:style-name="Source_20_Text"><text:span text:style-name="T2"><text:s text:c="8"/>data.map((item) =&gt; {</text:span></text:span></text:p>
      <text:p text:style-name="P19"><text:span text:style-name="Source_20_Text"><text:span text:style-name="T2"><text:s text:c="10"/>return &lt;p key={item.id}&gt;{item.title}&lt;/p&gt;;</text:span></text:span></text:p>
      <text:p text:style-name="P19"><text:span text:style-name="Source_20_Text"><text:span text:style-name="T2"><text:s text:c="8"/>})}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;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Home /&gt;);</text:span></text:span></text:p>
      <text:p text:style-name="P24">The fetch logic may be needed in other components as well, so we will extract that into a custom Hook.</text:p>
      <text:p text:style-name="P24">Move the fetch logic to a new file to be used as a custom Hook:</text:p>
      <text:h text:style-name="P11" text:outline-level="3">Example:</text:h>
      <text:p text:style-name="P27"><text:span text:style-name="Source_20_Text"><text:span text:style-name="T3">useFetch.js</text:span></text:span><text:span text:style-name="T3">:</text:span></text:p>
      <text:p text:style-name="P19"><text:span text:style-name="Source_20_Text"><text:span text:style-name="T2">import { useState, useEffect } from "react";</text:span></text:span></text:p>
      <text:p text:style-name="P17"/>
      <text:p text:style-name="P19"><text:span text:style-name="Source_20_Text"><text:span text:style-name="T2">const useFetch = (url) =&gt; {</text:span></text:span></text:p>
      <text:p text:style-name="P19"><text:span text:style-name="Source_20_Text"><text:span text:style-name="T2"><text:s text:c="2"/>const [data, setData] = useState(null);</text:span></text:span></text:p>
      <text:p text:style-name="P17"><text:soft-page-break/></text:p>
      <text:p text:style-name="P19"><text:span text:style-name="Source_20_Text"><text:span text:style-name="T2"><text:s text:c="2"/>useEffect(() =&gt; {</text:span></text:span></text:p>
      <text:p text:style-name="P19"><text:span text:style-name="Source_20_Text"><text:span text:style-name="T2"><text:s text:c="4"/>fetch(url)</text:span></text:span></text:p>
      <text:p text:style-name="P19"><text:span text:style-name="Source_20_Text"><text:span text:style-name="T2"><text:s text:c="6"/>.then((res) =&gt; res.json())</text:span></text:span></text:p>
      <text:p text:style-name="P19"><text:span text:style-name="Source_20_Text"><text:span text:style-name="T2"><text:s text:c="6"/>.then((data) =&gt; setData(data));</text:span></text:span></text:p>
      <text:p text:style-name="P19"><text:span text:style-name="Source_20_Text"><text:span text:style-name="T2"><text:s text:c="2"/>}, [url]);</text:span></text:span></text:p>
      <text:p text:style-name="P17"/>
      <text:p text:style-name="P19"><text:span text:style-name="Source_20_Text"><text:span text:style-name="T2"><text:s text:c="2"/>return [data];</text:span></text:span></text:p>
      <text:p text:style-name="P19"><text:span text:style-name="Source_20_Text"><text:span text:style-name="T2">};</text:span></text:span></text:p>
      <text:p text:style-name="P17"/>
      <text:p text:style-name="P20"><text:span text:style-name="Source_20_Text"><text:span text:style-name="T2">export default useFetch;</text:span></text:span></text:p>
      <text:p text:style-name="P27"><text:span text:style-name="Source_20_Text"><text:span text:style-name="T3">index.js</text:span></text:span><text:span text:style-name="T3">:</text:span></text:p>
      <text:p text:style-name="P19"><text:span text:style-name="Source_20_Text"><text:span text:style-name="T2">import ReactDOM from "react-dom/client";</text:span></text:span></text:p>
      <text:p text:style-name="P19"><text:span text:style-name="Source_20_Text"><text:span text:style-name="T2">import useFetch from "./useFetch";</text:span></text:span></text:p>
      <text:p text:style-name="P17"/>
      <text:p text:style-name="P19"><text:span text:style-name="Source_20_Text"><text:span text:style-name="T2">const Home = () =&gt; {</text:span></text:span></text:p>
      <text:p text:style-name="P19"><text:span text:style-name="Source_20_Text"><text:span text:style-name="T2"><text:s text:c="2"/>const [data] = useFetch("https://jsonplaceholder.typicode.com/todos");</text:span></text:span></text:p>
      <text:p text:style-name="P17"/>
      <text:p text:style-name="P19"><text:span text:style-name="Source_20_Text"><text:span text:style-name="T2"><text:s text:c="2"/>return (</text:span></text:span></text:p>
      <text:p text:style-name="P19"><text:span text:style-name="Source_20_Text"><text:span text:style-name="T2"><text:s text:c="4"/>&lt;&gt;</text:span></text:span></text:p>
      <text:p text:style-name="P19"><text:span text:style-name="Source_20_Text"><text:span text:style-name="T2"><text:s text:c="6"/>{data &amp;&amp;</text:span></text:span></text:p>
      <text:p text:style-name="P19"><text:span text:style-name="Source_20_Text"><text:span text:style-name="T2"><text:s text:c="8"/>data.map((item) =&gt; {</text:span></text:span></text:p>
      <text:p text:style-name="P19"><text:span text:style-name="Source_20_Text"><text:span text:style-name="T2"><text:s text:c="10"/>return &lt;p key={item.id}&gt;{item.title}&lt;/p&gt;;</text:span></text:span></text:p>
      <text:p text:style-name="P19"><text:span text:style-name="Source_20_Text"><text:span text:style-name="T2"><text:s text:c="8"/>})}</text:span></text:span></text:p>
      <text:p text:style-name="P19"><text:span text:style-name="Source_20_Text"><text:span text:style-name="T2"><text:s text:c="4"/>&lt;/&gt;</text:span></text:span></text:p>
      <text:p text:style-name="P19"><text:span text:style-name="Source_20_Text"><text:span text:style-name="T2"><text:s text:c="2"/>);</text:span></text:span></text:p>
      <text:p text:style-name="P19"><text:span text:style-name="Source_20_Text"><text:span text:style-name="T2">};</text:span></text:span></text:p>
      <text:p text:style-name="P17"/>
      <text:p text:style-name="P19"><text:span text:style-name="Source_20_Text"><text:span text:style-name="T2">const root = ReactDOM.createRoot(document.getElementById('root'));</text:span></text:span></text:p>
      <text:p text:style-name="P20"><text:span text:style-name="Source_20_Text"><text:span text:style-name="T2">root.render(&lt;Home /&gt;);</text:span></text:span></text:p>
      <text:h text:style-name="P8" text:outline-level="2">Example Explained</text:h>
      <text:p text:style-name="P27"><text:span text:style-name="T2">We have created a new file called </text:span><text:span text:style-name="Source_20_Text"><text:span text:style-name="T2">useFetch.js</text:span></text:span><text:span text:style-name="T2"> containing a function called </text:span><text:span text:style-name="Source_20_Text"><text:span text:style-name="T2">useFetch</text:span></text:span><text:span text:style-name="T2"> which contains all of the logic needed to fetch our data.</text:span></text:p>
      <text:p text:style-name="P27"><text:span text:style-name="T2">We removed the hard-coded URL and replaced it with a </text:span><text:span text:style-name="Source_20_Text"><text:span text:style-name="T2">url</text:span></text:span><text:span text:style-name="T2"> variable that can be passed to the custom Hook.</text:span></text:p>
      <text:p text:style-name="P24">Lastly, we are returning our data from our Hook.</text:p>
      <text:p text:style-name="P27"><text:span text:style-name="T2">In </text:span><text:span text:style-name="Source_20_Text"><text:span text:style-name="T2">index.js</text:span></text:span><text:span text:style-name="T2">, we are importing our </text:span><text:span text:style-name="Source_20_Text"><text:span text:style-name="T2">useFetch</text:span></text:span><text:span text:style-name="T2"> Hook and utilizing it like any other Hook. This is where we pass in the URL to fetch data from.</text:span></text:p>
      <text:p text:style-name="P24">Now we can reuse this custom Hook in any component to fetch data from any URL.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1:51:48.590564817</meta:creation-date>
    <dc:date>2022-12-14T12:48:27.097064494</dc:date>
    <meta:editing-duration>PT14M3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1" meta:paragraph-count="704" meta:word-count="3265" meta:character-count="23301" meta:non-whitespace-character-count="19129"/>
  </office:meta>
</office:document-meta>
</file>